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35in"/>
    </style:style>
    <style:style style:name="co2" style:family="table-column">
      <style:table-column-properties fo:break-before="auto" style:column-width="0.9256in"/>
    </style:style>
    <style:style style:name="co3" style:family="table-column">
      <style:table-column-properties fo:break-before="auto" style:column-width="0.2091in"/>
    </style:style>
    <style:style style:name="co4" style:family="table-column">
      <style:table-column-properties fo:break-before="auto" style:column-width="9.2709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5.4126in"/>
    </style:style>
    <style:style style:name="co7" style:family="table-column">
      <style:table-column-properties fo:break-before="auto" style:column-width="0.3193in"/>
    </style:style>
    <style:style style:name="co8" style:family="table-column">
      <style:table-column-properties fo:break-before="auto" style:column-width="4.5083in"/>
    </style:style>
    <style:style style:name="co9" style:family="table-column">
      <style:table-column-properties fo:break-before="auto" style:column-width="6.7681in"/>
    </style:style>
    <style:style style:name="co10" style:family="table-column">
      <style:table-column-properties fo:break-before="auto" style:column-width="3.7583in"/>
    </style:style>
    <style:style style:name="co11" style:family="table-column">
      <style:table-column-properties fo:break-before="auto" style:column-width="0.669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854in" fo:break-before="auto" style:use-optimal-row-height="false"/>
    </style:style>
    <style:style style:name="ro7" style:family="table-row">
      <style:table-row-properties style:row-height="0.3752in" fo:break-before="auto" style:use-optimal-row-height="fals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PageStyle_5f_victims_20_helped_20_summary">
      <style:table-properties table:display="true" style:writing-mode="lr-tb"/>
    </style:style>
    <style:style style:name="ta2" style:family="table" style:master-page-name="PageStyle_5f_victims_20_helped_20_detail">
      <style:table-properties table:display="true" style:writing-mode="lr-tb"/>
    </style:style>
    <style:style style:name="ta3" style:family="table" style:master-page-name="PageStyle_5f_NCVS_20_setup">
      <style:table-properties table:display="true" style:writing-mode="lr-tb"/>
    </style:style>
    <style:style style:name="ta4" style:family="table" style:master-page-name="PageStyle_5f_all_20_serious_20_violence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Percent" style:data-style-name="N8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 style:data-style-name="N8003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 style:data-style-name="N80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 style:data-style-name="N8002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ictims helped summary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7" table:default-cell-style-name="ce2"/>
        <table:table-row table:style-name="ro1">
          <table:table-cell table:style-name="ce1" office:value-type="string" table:number-columns-spanned="4" table:number-rows-spanned="1">
            <text:p>Gender disparity in non-police help for U.S. victims of domestic violence</text:p>
          </table:table-cell>
          <table:covered-table-cell table:number-columns-repeated="3" table:style-name="ce4"/>
          <table:table-cell table:number-columns-repeated="2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table:number-columns-spanned="3" table:number-rows-spanned="1">
            <text:p>adult victims helped</text:p>
          </table:table-cell>
          <table:covered-table-cell table:number-columns-repeated="2" table:style-name="ce6"/>
          <table:table-cell table:style-name="ce6"/>
          <table:table-cell/>
          <table:table-cell table:style-name="ce4" office:value-type="string">
            <text:p>victims helped on survey day, Nov. 2006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women</text:p>
          </table:table-cell>
          <table:table-cell table:style-name="ce6" office:value-type="string">
            <text:p>men</text:p>
          </table:table-cell>
          <table:table-cell table:style-name="ce6" office:value-type="string">
            <text:p>transgender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>
            <text:p>emergency shelter</text:p>
          </table:table-cell>
          <table:table-cell table:style-name="ce6" office:value-type="float" office:value="7058">
            <text:p>7058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0">
            <text:p>10</text:p>
          </table:table-cell>
          <table:table-cell table:style-name="ce6"/>
          <table:table-cell/>
          <table:table-cell office:value-type="string">
            <text:p>National Network to End Domestic Violence</text:p>
          </table:table-cell>
          <table:table-cell table:number-columns-repeated="1017"/>
        </table:table-row>
        <table:table-row table:style-name="ro1">
          <table:table-cell office:value-type="string">
            <text:p>transitional housing</text:p>
          </table:table-cell>
          <table:table-cell table:style-name="ce6" office:value-type="float" office:value="3059">
            <text:p>3059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6"/>
          <table:table-cell/>
          <table:table-cell office:value-type="string">
            <text:p>National Census of Domestic Violence Services, 2006</text:p>
          </table:table-cell>
          <table:table-cell table:number-columns-repeated="1017"/>
        </table:table-row>
        <table:table-row table:style-name="ro1">
          <table:table-cell office:value-type="string">
            <text:p>non-residential services</text:p>
          </table:table-cell>
          <table:table-cell table:style-name="ce6" office:value-type="float" office:value="18569">
            <text:p>18569</text:p>
          </table:table-cell>
          <table:table-cell table:style-name="ce6" office:value-type="float" office:value="1054">
            <text:p>1054</text:p>
          </table:table-cell>
          <table:table-cell table:style-name="ce6" office:value-type="float" office:value="18">
            <text:p>18</text:p>
          </table:table-cell>
          <table:table-cell table:style-name="ce6"/>
          <table:table-cell/>
          <table:table-cell office:value-type="string">
            <text:p>Appendix: Communities and Individuals Serve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table:number-columns-spanned="2" table:number-rows-spanned="1">
            <text:p>all persons helped</text:p>
          </table:table-cell>
          <table:covered-table-cell table:style-name="ce6"/>
          <table:table-cell table:number-columns-repeated="3"/>
          <table:table-cell office:value-type="string">
            <text:p>"1,243 out of 2,016 identified primary purpose local domestic violence programs participated in the survey"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dults</text:p>
          </table:table-cell>
          <table:table-cell table:style-name="ce6" office:value-type="string">
            <text:p>children</text:p>
          </table:table-cell>
          <table:table-cell table:number-columns-repeated="3"/>
          <table:table-cell office:value-type="string">
            <text:p>According to the survey instructions (2012 survey packet):</text:p>
          </table:table-cell>
          <table:table-cell table:number-columns-repeated="1017"/>
        </table:table-row>
        <table:table-row table:style-name="ro1">
          <table:table-cell office:value-type="string">
            <text:p>emergency shelter</text:p>
          </table:table-cell>
          <table:table-cell table:style-name="ce6" office:value-type="float" office:value="7103">
            <text:p>7103</text:p>
          </table:table-cell>
          <table:table-cell table:style-name="ce6" office:value-type="float" office:value="7241">
            <text:p>7241</text:p>
          </table:table-cell>
          <table:table-cell table:number-columns-repeated="3"/>
          <table:table-cell office:value-type="string">
            <text:p>"Emergency shelters are intended to provide a short-term living space for individuals in response to an</text:p>
          </table:table-cell>
          <table:table-cell table:number-columns-repeated="1017"/>
        </table:table-row>
        <table:table-row table:style-name="ro1">
          <table:table-cell office:value-type="string">
            <text:p>transitional housing</text:p>
          </table:table-cell>
          <table:table-cell table:style-name="ce6" office:value-type="float" office:value="3081">
            <text:p>3081</text:p>
          </table:table-cell>
          <table:table-cell table:style-name="ce6" office:value-type="float" office:value="4852">
            <text:p>4852</text:p>
          </table:table-cell>
          <table:table-cell table:number-columns-repeated="3"/>
          <table:table-cell office:value-type="string">
            <text:p>immediate crisis. Included in this category are safe home nights as well as hotel nights."</text:p>
          </table:table-cell>
          <table:table-cell table:number-columns-repeated="1017"/>
        </table:table-row>
        <table:table-row table:style-name="ro1">
          <table:table-cell office:value-type="string">
            <text:p>non-residential services</text:p>
          </table:table-cell>
          <table:table-cell table:style-name="ce6" office:value-type="float" office:value="19641">
            <text:p>19641</text:p>
          </table:table-cell>
          <table:table-cell table:style-name="ce6" office:value-type="float" office:value="5946">
            <text:p>594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using share for men victims</text:p>
          </table:table-cell>
          <table:table-cell table:style-name="ce7" table:formula="of:=([.C6]+[.C7])/SUM([.B6:.D7])" office:value-type="percentage" office:value="0.00549882168106834">
            <text:p>0.55%</text:p>
          </table:table-cell>
          <table:table-cell table:number-columns-repeated="4"/>
          <table:table-cell office:value-type="string">
            <text:p>Subsequent yearly censuses of the National Network to End Domestic Violence did not report victims by sex.</text:p>
          </table:table-cell>
          <table:table-cell table:number-columns-repeated="1017"/>
        </table:table-row>
        <table:table-row table:style-name="ro1">
          <table:table-cell office:value-type="string">
            <text:p>victims helped: men / (men and women)</text:p>
          </table:table-cell>
          <table:table-cell table:style-name="ce7" table:formula="of:=SUM([.C6:.C8])/SUM([.B6:.C8])" office:value-type="percentage" office:value="0.0372533225936367">
            <text:p>3.73%</text:p>
          </table:table-cell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office:value-type="string">
            <text:p>Data for North Carolina</text:p>
          </table:table-cell>
          <table:table-cell table:style-name="ce7"/>
          <table:table-cell table:number-columns-repeated="1022"/>
        </table:table-row>
        <table:table-row table:style-name="ro1">
          <table:table-cell/>
          <table:table-cell table:style-name="ce5" office:value-type="string" table:number-columns-spanned="2" table:number-rows-spanned="1">
            <text:p>by year</text:p>
          </table:table-cell>
          <table:covered-table-cell table:style-name="ce6"/>
          <table:table-cell table:number-columns-repeated="1021"/>
        </table:table-row>
        <table:table-row table:style-name="ro1">
          <table:table-cell office:value-type="string">
            <text:p>domestic violence services in North Carolina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table:number-columns-repeated="1021"/>
        </table:table-row>
        <table:table-row table:style-name="ro1">
          <table:table-cell office:value-type="string">
            <text:p>children served (residential)</text:p>
          </table:table-cell>
          <table:table-cell table:style-name="ce8" office:value-type="float" office:value="4795">
            <text:p><text:s/>4,795 </text:p>
          </table:table-cell>
          <table:table-cell table:style-name="ce8" office:value-type="float" office:value="4761">
            <text:p><text:s/>4,761 </text:p>
          </table:table-cell>
          <table:table-cell table:number-columns-repeated="3"/>
          <table:table-cell office:value-type="string">
            <text:p>Lockamy &amp; Yearwood (2005) Table 5</text:p>
          </table:table-cell>
          <table:table-cell table:number-columns-repeated="1017"/>
        </table:table-row>
        <table:table-row table:style-name="ro1">
          <table:table-cell office:value-type="string">
            <text:p>women served (residential)</text:p>
          </table:table-cell>
          <table:table-cell table:style-name="ce8" office:value-type="float" office:value="6000">
            <text:p><text:s/>6,000 </text:p>
          </table:table-cell>
          <table:table-cell table:style-name="ce8" office:value-type="float" office:value="5687">
            <text:p><text:s/>5,687 </text:p>
          </table:table-cell>
          <table:table-cell table:number-columns-repeated="1021"/>
        </table:table-row>
        <table:table-row table:style-name="ro1">
          <table:table-cell office:value-type="string">
            <text:p>women served (non-residential)</text:p>
          </table:table-cell>
          <table:table-cell table:style-name="ce8" office:value-type="float" office:value="39915">
            <text:p><text:s/>39,915 </text:p>
          </table:table-cell>
          <table:table-cell table:style-name="ce8" office:value-type="float" office:value="40860">
            <text:p><text:s/>40,860 </text:p>
          </table:table-cell>
          <table:table-cell table:number-columns-repeated="1021"/>
        </table:table-row>
        <table:table-row table:style-name="ro1">
          <table:table-cell office:value-type="string">
            <text:p>men served</text:p>
          </table:table-cell>
          <table:table-cell table:style-name="ce8" office:value-type="float" office:value="1909">
            <text:p><text:s/>1,909 </text:p>
          </table:table-cell>
          <table:table-cell table:style-name="ce8" office:value-type="float" office:value="1965">
            <text:p><text:s/>1,965 </text:p>
          </table:table-cell>
          <table:table-cell table:number-columns-repeated="1021"/>
        </table:table-row>
        <table:table-row table:style-name="ro1">
          <table:table-cell office:value-type="string">
            <text:p>men served / adults served</text:p>
          </table:table-cell>
          <table:table-cell table:style-name="ce9" table:formula="of:=[.B25]/SUM([.B23:.B25])" office:value-type="percentage" office:value="0.0399171963867514">
            <text:p>4.0%</text:p>
          </table:table-cell>
          <table:table-cell table:style-name="ce9" table:formula="of:=[.C25]/SUM([.C23:.C25])" office:value-type="percentage" office:value="0.0405054419525066">
            <text:p>4.1%</text:p>
          </table:table-cell>
          <table:table-cell table:number-columns-repeated="1021"/>
        </table:table-row>
        <table:table-row table:style-name="ro1">
          <table:table-cell/>
          <table:table-cell table:style-name="ce9" table:number-columns-repeated="2"/>
          <table:table-cell table:number-columns-repeated="1021"/>
        </table:table-row>
        <table:table-row table:style-name="ro1">
          <table:table-cell office:value-type="string">
            <text:p>pie chart labeled "victims served by gender"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office:value-type="string">
            <text:p>share labeled "male"</text:p>
          </table:table-cell>
          <table:table-cell table:style-name="ce7" office:value-type="percentage" office:value="0.1022">
            <text:p>10.22%</text:p>
          </table:table-cell>
          <table:table-cell table:style-name="ce9"/>
          <table:table-cell table:number-columns-repeated="3"/>
          <table:table-cell office:value-type="string">
            <text:p>Id. Figure 3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timated share custodial male children of women served</text:p>
          </table:table-cell>
          <table:table-cell table:style-name="ce9" table:formula="of:=0.5*[.B22]/SUM([.B22:.B25])" office:value-type="percentage" office:value="0.0455633896501264">
            <text:p>4.6%</text:p>
          </table:table-cell>
          <table:table-cell table:style-name="ce9" table:formula="of:=0.5*[.C22]/SUM([.C22:.C25])" office:value-type="percentage" office:value="0.044684924821204">
            <text:p>4.5%</text:p>
          </table:table-cell>
          <table:table-cell table:number-columns-repeated="3"/>
          <table:table-cell office:value-type="string">
            <text:p>The sex distribution of custodial children {children served (residential) with women served (residential)} skews serve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the sex distribution of victims 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Lockamy, Timonthy and Douglas L. Yearwood (2005). Basic Domestic Violence/Sexual Assault Service Provision: A Statewide Statitical Profile, North Carolina Governor's Crime Commission, North Carolina Department of Crime Control and Public Safety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ta for New Hampshire, 2011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dults seeking help from New Hampshire Coalition Against Domestic and Sexual Violence</text:p>
          </table:table-cell>
          <table:table-cell office:value-type="string">
            <text:p>men</text:p>
          </table:table-cell>
          <table:table-cell office:value-type="string">
            <text:p>women</text:p>
          </table:table-cell>
          <table:table-cell table:style-name="ce3" office:value-type="string">
            <text:p>share of men in total</text:p>
          </table:table-cell>
          <table:table-cell office:value-type="string">
            <text:p>children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for domestic violence victimization</text:p>
          </table:table-cell>
          <table:table-cell table:style-name="ce3" office:value-type="float" office:value="375">
            <text:p>375</text:p>
          </table:table-cell>
          <table:table-cell table:style-name="ce3" office:value-type="float" office:value="7977">
            <text:p>7977</text:p>
          </table:table-cell>
          <table:table-cell table:style-name="ce16" table:formula="of:=[.B36]/([.B36]+[.C36])" office:value-type="percentage" office:value="0.0448994252873563">
            <text:p>4.5%</text:p>
          </table:table-cell>
          <table:table-cell table:style-name="ce16"/>
          <table:table-cell table:style-name="ce3"/>
          <table:table-cell table:style-name="ce3" office:value-type="string">
            <text:p>State of New Hampshire, Governor's Commission on Domestic and Sexual Violence</text:p>
          </table:table-cell>
          <table:table-cell table:style-name="ce3" table:number-columns-repeated="1017"/>
        </table:table-row>
        <table:table-row table:style-name="ro4">
          <table:table-cell office:value-type="string">
            <text:p>for stalking</text:p>
          </table:table-cell>
          <table:table-cell office:value-type="float" office:value="117">
            <text:p>117</text:p>
          </table:table-cell>
          <table:table-cell office:value-type="float" office:value="626">
            <text:p>626</text:p>
          </table:table-cell>
          <table:table-cell table:style-name="ce16" table:formula="of:=[.B37]/([.B37]+[.C37])" office:value-type="percentage" office:value="0.157469717362046">
            <text:p>15.7%</text:p>
          </table:table-cell>
          <table:table-cell table:number-columns-repeated="2"/>
          <table:table-cell office:value-type="string">
            <text:p>Domestic Violence Fatality Review Committee, Ninth Report, October 2012, pp. 36-42</text:p>
          </table:table-cell>
          <table:table-cell table:number-columns-repeated="1017"/>
        </table:table-row>
        <table:table-row table:style-name="ro4">
          <table:table-cell office:value-type="string">
            <text:p>persons provided with housing/shelter</text:p>
          </table:table-cell>
          <table:table-cell office:value-type="float" office:value="4">
            <text:p>4</text:p>
          </table:table-cell>
          <table:table-cell office:value-type="float" office:value="327">
            <text:p>327</text:p>
          </table:table-cell>
          <table:table-cell table:style-name="ce16" table:formula="of:=[.B38]/([.B38]+[.C38])" office:value-type="percentage" office:value="0.0120845921450151">
            <text:p>1.2%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4">
          <table:table-cell office:value-type="string">
            <text:p>nights spent in shelter</text:p>
          </table:table-cell>
          <table:table-cell office:value-type="float" office:value="437">
            <text:p>437</text:p>
          </table:table-cell>
          <table:table-cell office:value-type="float" office:value="25500">
            <text:p>25500</text:p>
          </table:table-cell>
          <table:table-cell table:style-name="ce16" table:formula="of:=[.B39]/([.B39]+[.C39])" office:value-type="percentage" office:value="0.0168485175617843">
            <text:p>1.7%</text:p>
          </table:table-cell>
          <table:table-cell office:value-type="float" office:value="19215">
            <text:p>1921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CVS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elp from agencies other than police</text:p>
          </table:table-cell>
          <table:table-cell table:number-columns-repeated="1023"/>
        </table:table-row>
        <table:table-row table:style-name="ro5">
          <table:table-cell table:style-name="ce3"/>
          <table:table-cell table:style-name="ce10" office:value-type="string" table:number-columns-spanned="2" table:number-rows-spanned="1">
            <text:p>within-sex share of </text:p>
            <text:p>victims helpedwithin-sex share of </text:p>
            <text:p>victims helped</text:p>
          </table:table-cell>
          <table:covered-table-cell table:style-name="ce11"/>
          <table:table-cell table:style-name="ce11" table:number-columns-repeated="2"/>
          <table:table-cell table:style-name="ce3" table:number-columns-repeated="1019"/>
        </table:table-row>
        <table:table-row table:style-name="ro4">
          <table:table-cell table:style-name="ce3" office:value-type="string">
            <text:p>victim of</text:p>
          </table:table-cell>
          <table:table-cell table:style-name="ce11" office:value-type="string">
            <text:p>women</text:p>
          </table:table-cell>
          <table:table-cell table:style-name="ce11" office:value-type="string">
            <text:p>men</text:p>
          </table:table-cell>
          <table:table-cell table:style-name="ce11" table:number-columns-repeated="2"/>
          <table:table-cell table:style-name="ce3"/>
          <table:table-cell table:style-name="ce3" office:value-type="string">
            <text:p>source and notes</text:p>
          </table:table-cell>
          <table:table-cell table:style-name="ce3" table:number-columns-repeated="1017"/>
        </table:table-row>
        <table:table-row table:style-name="ro4">
          <table:table-cell table:style-name="ce3" office:value-type="string">
            <text:p>intimate-partner violence (ipv), 2001-2005</text:p>
          </table:table-cell>
          <table:table-cell table:style-name="ce12" office:value-type="percentage" office:value="0.2249906">
            <text:p>22%</text:p>
          </table:table-cell>
          <table:table-cell table:style-name="ce12" office:value-type="percentage" office:value="0.0778973">
            <text:p>8%</text:p>
          </table:table-cell>
          <table:table-cell table:style-name="ce12" table:number-columns-repeated="2"/>
          <table:table-cell table:style-name="ce3"/>
          <table:table-cell table:style-name="ce3" office:value-type="string">
            <text:p>National Crime Victimization Survey; see sheet "victims helped detail"</text:p>
          </table:table-cell>
          <table:table-cell table:style-name="ce3" table:number-columns-repeated="1017"/>
        </table:table-row>
        <table:table-row table:style-name="ro4">
          <table:table-cell table:style-name="ce3" office:value-type="string">
            <text:p>intimate-partner violence (ipv), 1992-2000</text:p>
          </table:table-cell>
          <table:table-cell table:style-name="ce12" office:value-type="percentage" office:value="0.1993462">
            <text:p>20%</text:p>
          </table:table-cell>
          <table:table-cell table:style-name="ce12" office:value-type="percentage" office:value="0.1196055">
            <text:p>12%</text:p>
          </table:table-cell>
          <table:table-cell table:style-name="ce12" table:number-columns-repeated="2"/>
          <table:table-cell table:style-name="ce3"/>
          <table:table-cell table:style-name="ce3" office:value-type="string">
            <text:p>women and men are persons ages 18 and over; for ipv definition, see sheet "NCVS setup"</text:p>
          </table:table-cell>
          <table:table-cell table:style-name="ce3" table:number-columns-repeated="1017"/>
        </table:table-row>
        <table:table-row table:style-name="ro4">
          <table:table-cell table:style-name="ce3" office:value-type="string">
            <text:p>comparative estimate:</text:p>
          </table:table-cell>
          <table:table-cell table:style-name="ce3"/>
          <table:table-cell table:style-name="ce11" table:number-columns-repeated="3"/>
          <table:table-cell table:style-name="ce3" table:number-columns-repeated="1019"/>
        </table:table-row>
        <table:table-row table:style-name="ro4">
          <table:table-cell table:style-name="ce3" office:value-type="string">
            <text:p>intimate-partner violence (ipv), 2001-2005</text:p>
          </table:table-cell>
          <table:table-cell table:style-name="ce12" office:value-type="percentage" office:value="0.23">
            <text:p>23%</text:p>
          </table:table-cell>
          <table:table-cell table:style-name="ce12" office:value-type="percentage" office:value="0.09">
            <text:p>9%</text:p>
          </table:table-cell>
          <table:table-cell table:style-name="ce12" table:number-columns-repeated="2"/>
          <table:table-cell table:style-name="ce3"/>
          <table:table-cell table:style-name="ce3" office:value-type="string">
            <text:p>Catalano (2007), pdf. p. 35 </text:p>
          </table:table-cell>
          <table:table-cell table:style-name="ce3" table:number-columns-repeated="1017"/>
        </table:table-row>
        <table:table-row table:style-name="ro4">
          <table:table-cell table:style-name="ce3"/>
          <table:table-cell table:style-name="ce12" table:number-columns-repeated="4"/>
          <table:table-cell table:style-name="ce3"/>
          <table:table-cell table:style-name="ce3" office:value-type="string">
            <text:p>Id. estimates helping share to be about 62%/38% governmetn agency/private agency</text:p>
          </table:table-cell>
          <table:table-cell table:style-name="ce3" table:number-columns-repeated="1017"/>
        </table:table-row>
        <table:table-row table:style-name="ro4">
          <table:table-cell table:style-name="ce3"/>
          <table:table-cell table:style-name="ce12" table:number-columns-repeated="4"/>
          <table:table-cell table:style-name="ce3"/>
          <table:table-cell table:style-name="ce3" office:value-type="string">
            <text:p>for both women and men</text:p>
          </table:table-cell>
          <table:table-cell table:style-name="ce3" table:number-columns-repeated="1017"/>
        </table:table-row>
        <table:table-row table:style-name="ro2">
          <table:table-cell table:style-name="ce3"/>
          <table:table-cell table:style-name="ce12" table:number-columns-repeated="4"/>
          <table:table-cell table:style-name="ce3"/>
          <table:table-cell table:style-name="ce3" office:value-type="string">
            <text:p>Catalano, Shannon (2007). Intimate Partner Violence in the United States. U.S. Bureau of Justice Statistics, available at http://bjs.ojp.usdoj.gov/content/pub/pdf/ipvus.pdf.</text:p>
          </table:table-cell>
          <table:table-cell table:style-name="ce3" table:number-columns-repeated="1017"/>
        </table:table-row>
        <table:table-row table:style-name="ro1">
          <table:table-cell table:style-name="ce1" office:value-type="string" table:number-columns-spanned="3" table:number-rows-spanned="1">
            <text:p>help from agencies other than police, 1992-2005, by violence category</text:p>
          </table:table-cell>
          <table:covered-table-cell table:number-columns-repeated="2" table:style-name="ce4"/>
          <table:table-cell table:style-name="ce12" table:number-columns-repeated="2"/>
          <table:table-cell table:style-name="ce3" table:number-columns-repeated="1019"/>
        </table:table-row>
        <table:table-row table:style-name="ro6">
          <table:table-cell table:style-name="ce3"/>
          <table:table-cell table:style-name="ce10" office:value-type="string" table:number-columns-spanned="2" table:number-rows-spanned="1">
            <text:p>within-sex share of </text:p>
            <text:p>victims helpedwithin-sex share of </text:p>
            <text:p>victims helped</text:p>
          </table:table-cell>
          <table:covered-table-cell table:style-name="ce11"/>
          <table:table-cell table:style-name="ce11" table:number-columns-repeated="2"/>
          <table:table-cell table:style-name="ce3" table:number-columns-repeated="1019"/>
        </table:table-row>
        <table:table-row table:style-name="ro4">
          <table:table-cell table:style-name="ce3"/>
          <table:table-cell table:style-name="ce11" office:value-type="string">
            <text:p>women</text:p>
          </table:table-cell>
          <table:table-cell table:style-name="ce11" office:value-type="string">
            <text:p>men</text:p>
          </table:table-cell>
          <table:table-cell table:style-name="ce11" table:number-columns-repeated="2"/>
          <table:table-cell table:style-name="ce3" table:number-columns-repeated="1019"/>
        </table:table-row>
        <table:table-row table:style-name="ro4">
          <table:table-cell table:style-name="ce3" office:value-type="string">
            <text:p>intimate-partner violence (ipv)</text:p>
          </table:table-cell>
          <table:table-cell table:style-name="ce12" office:value-type="percentage" office:value="0.2066971">
            <text:p>21%</text:p>
          </table:table-cell>
          <table:table-cell table:style-name="ce12" office:value-type="percentage" office:value="0.1048056">
            <text:p>10%</text:p>
          </table:table-cell>
          <table:table-cell table:style-name="ce12" table:number-columns-repeated="2"/>
          <table:table-cell table:style-name="ce3"/>
          <table:table-cell table:style-name="ce3" office:value-type="string">
            <text:p>National Crime Victimization Survey; see sheet "victims helped detail"</text:p>
          </table:table-cell>
          <table:table-cell table:style-name="ce3" table:number-columns-repeated="1017"/>
        </table:table-row>
        <table:table-row table:style-name="ro4">
          <table:table-cell table:style-name="ce3" office:value-type="string">
            <text:p>domestic violence (inc. ipv)</text:p>
          </table:table-cell>
          <table:table-cell table:style-name="ce12" office:value-type="percentage" office:value="0.1787632">
            <text:p>18%</text:p>
          </table:table-cell>
          <table:table-cell table:style-name="ce12" office:value-type="percentage" office:value="0.088611">
            <text:p>9%</text:p>
          </table:table-cell>
          <table:table-cell table:style-name="ce12" table:number-columns-repeated="2"/>
          <table:table-cell table:style-name="ce3" table:number-columns-repeated="1019"/>
        </table:table-row>
        <table:table-row table:style-name="ro4">
          <table:table-cell table:style-name="ce3" office:value-type="string">
            <text:p>acquitance and stranger violence</text:p>
          </table:table-cell>
          <table:table-cell table:style-name="ce12" office:value-type="percentage" office:value="0.0274399">
            <text:p>3%</text:p>
          </table:table-cell>
          <table:table-cell table:style-name="ce12" office:value-type="percentage" office:value="0.0204061">
            <text:p>2%</text:p>
          </table:table-cell>
          <table:table-cell table:style-name="ce12" table:number-columns-repeated="2"/>
          <table:table-cell table:style-name="ce3" table:number-columns-repeated="1019"/>
        </table:table-row>
        <table:table-row table:style-name="ro4">
          <table:table-cell table:style-name="ce3" office:value-type="string">
            <text:p>all crimes other than domestic violence</text:p>
          </table:table-cell>
          <table:table-cell table:style-name="ce12" office:value-type="percentage" office:value="0.0621514">
            <text:p>6%</text:p>
          </table:table-cell>
          <table:table-cell table:style-name="ce12" office:value-type="percentage" office:value="0.0384276">
            <text:p>4%</text:p>
          </table:table-cell>
          <table:table-cell table:style-name="ce12" table:number-columns-repeated="2"/>
          <table:table-cell table:style-name="ce3"/>
          <table:table-cell table:style-name="ce3" office:value-type="string">
            <text:p>Based on NCVS question (V4467) for victimization incident:</text:p>
          </table:table-cell>
          <table:table-cell table:style-name="ce3" table:number-columns-repeated="1017"/>
        </table:table-row>
        <table:table-row table:style-name="ro2">
          <table:table-cell table:style-name="ce3"/>
          <table:table-cell table:style-name="ce11" table:number-columns-repeated="4"/>
          <table:table-cell table:style-name="ce3"/>
          <table:table-cell table:style-name="ce3" office:value-type="string">
            <text:p>Did you (or someone in your household) receive any help or advice from any office or agency - other than the police - that deals with victims of crime?</text:p>
          </table:table-cell>
          <table:table-cell table:style-name="ce3" table:number-columns-repeated="1017"/>
        </table:table-row>
        <table:table-row table:style-name="ro1" table:number-rows-repeated="2">
          <table:table-cell table:style-name="ce3"/>
          <table:table-cell table:style-name="ce11" table:number-columns-repeated="4"/>
          <table:table-cell table:style-name="ce3" table:number-columns-repeated="1019"/>
        </table:table-row>
        <table:table-row table:style-name="ro7">
          <table:table-cell table:style-name="ce3"/>
          <table:table-cell table:style-name="ce10" office:value-type="string" table:number-columns-spanned="2" table:number-rows-spanned="1">
            <text:p>total victims helped, </text:p>
            <text:p>1992-2005</text:p>
          </table:table-cell>
          <table:covered-table-cell table:style-name="ce11"/>
          <table:table-cell table:style-name="ce11" table:number-columns-repeated="2"/>
          <table:table-cell table:style-name="ce3" table:number-columns-repeated="1019"/>
        </table:table-row>
        <table:table-row table:style-name="ro4">
          <table:table-cell table:style-name="ce3"/>
          <table:table-cell table:style-name="ce11" office:value-type="string">
            <text:p>women</text:p>
          </table:table-cell>
          <table:table-cell table:style-name="ce11" office:value-type="string">
            <text:p>men</text:p>
          </table:table-cell>
          <table:table-cell table:style-name="ce11" table:number-columns-repeated="2"/>
          <table:table-cell table:style-name="ce3" table:number-columns-repeated="1019"/>
        </table:table-row>
        <table:table-row table:style-name="ro4">
          <table:table-cell table:style-name="ce3" office:value-type="string">
            <text:p>intimate-partner violence (ipv)</text:p>
          </table:table-cell>
          <table:table-cell table:style-name="ce13" office:value-type="float" office:value="1975273">
            <text:p>1,975,273</text:p>
          </table:table-cell>
          <table:table-cell table:style-name="ce13" office:value-type="float" office:value="185005.6">
            <text:p>185,006</text:p>
          </table:table-cell>
          <table:table-cell table:style-name="ce13" table:number-columns-repeated="2"/>
          <table:table-cell table:style-name="ce3"/>
          <table:table-cell table:style-name="ce3" office:value-type="string">
            <text:p>National Crime Victimization Survey; see sheet "victims helped detail"</text:p>
          </table:table-cell>
          <table:table-cell table:style-name="ce3" table:number-columns-repeated="1017"/>
        </table:table-row>
        <table:table-row table:style-name="ro4">
          <table:table-cell table:style-name="ce3" office:value-type="string">
            <text:p>domestic violence (inc. ipv)</text:p>
          </table:table-cell>
          <table:table-cell table:style-name="ce13" office:value-type="float" office:value="2507387">
            <text:p>2,507,387</text:p>
          </table:table-cell>
          <table:table-cell table:style-name="ce13" office:value-type="float" office:value="378770">
            <text:p>378,770</text:p>
          </table:table-cell>
          <table:table-cell table:style-name="ce13" table:number-columns-repeated="2"/>
          <table:table-cell table:style-name="ce3"/>
          <table:table-cell table:style-name="ce3" office:value-type="string">
            <text:p>Other evidence indicates that the NCVS undercounts male victims of domestic violence relative to female victims</text:p>
          </table:table-cell>
          <table:table-cell table:style-name="ce3" table:number-columns-repeated="1017"/>
        </table:table-row>
        <table:table-row table:style-name="ro4">
          <table:table-cell table:style-name="ce3"/>
          <table:table-cell table:style-name="ce11" table:number-columns-repeated="4"/>
          <table:table-cell table:style-name="ce3"/>
          <table:table-cell table:style-name="ce3" office:value-type="string">
            <text:p>See workbook victims-injuries-dv</text:p>
          </table:table-cell>
          <table:table-cell table:style-name="ce3" table:number-columns-repeated="1017"/>
        </table:table-row>
        <table:table-row table:style-name="ro1" table:number-rows-repeated="2">
          <table:table-cell table:style-name="ce3"/>
          <table:table-cell table:style-name="ce11" table:number-columns-repeated="4"/>
          <table:table-cell table:style-name="ce3" table:number-columns-repeated="1019"/>
        </table:table-row>
        <table:table-row table:style-name="ro4">
          <table:table-cell table:style-name="ce3" office:value-type="string">
            <text:p>Comparative estimates:</text:p>
          </table:table-cell>
          <table:table-cell table:style-name="ce11" table:number-columns-repeated="4"/>
          <table:table-cell table:style-name="ce3" table:number-columns-repeated="1019"/>
        </table:table-row>
        <table:table-row table:style-name="ro5">
          <table:table-cell table:style-name="ce3"/>
          <table:table-cell table:style-name="ce10" office:value-type="string" table:number-columns-spanned="2" table:number-rows-spanned="1">
            <text:p>total victims helped, </text:p>
            <text:p>1992-1996</text:p>
          </table:table-cell>
          <table:covered-table-cell table:style-name="ce11"/>
          <table:table-cell table:style-name="ce11" table:number-columns-repeated="2"/>
          <table:table-cell table:style-name="ce3" table:number-columns-repeated="1019"/>
        </table:table-row>
        <table:table-row table:style-name="ro1">
          <table:table-cell/>
          <table:table-cell table:style-name="ce6" office:value-type="string">
            <text:p>women</text:p>
          </table:table-cell>
          <table:table-cell table:style-name="ce6" office:value-type="string">
            <text:p>men</text:p>
          </table:table-cell>
          <table:table-cell table:style-name="ce6" table:number-columns-repeated="2"/>
          <table:table-cell table:number-columns-repeated="1019"/>
        </table:table-row>
        <table:table-row table:style-name="ro4">
          <table:table-cell office:value-type="string">
            <text:p>intimate-partner violence (ipv)</text:p>
          </table:table-cell>
          <table:table-cell table:style-name="ce14" office:value-type="float" office:value="716101.3">
            <text:p>716,101</text:p>
          </table:table-cell>
          <table:table-cell table:style-name="ce14" office:value-type="float" office:value="63330.77">
            <text:p>63,331</text:p>
          </table:table-cell>
          <table:table-cell table:style-name="ce14" table:number-columns-repeated="2"/>
          <table:table-cell/>
          <table:table-cell table:style-name="ce3" office:value-type="string">
            <text:p>National Crime Victimization Survey; see sheet "victims helped detail"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Greenfield (1998) p. 20 states:</text:p>
          </table:table-cell>
          <table:table-cell table:number-columns-repeated="1023"/>
        </table:table-row>
        <table:table-row table:style-name="ro1">
          <table:table-cell office:value-type="string">
            <text:p>"Between 1992 and 1996 an estimated 800,000</text:p>
          </table:table-cell>
          <table:table-cell table:number-columns-repeated="1023"/>
        </table:table-row>
        <table:table-row table:style-name="ro1">
          <table:table-cell office:value-type="string">
            <text:p>female victims of intimate violence received</text:p>
          </table:table-cell>
          <table:table-cell table:number-columns-repeated="1023"/>
        </table:table-row>
        <table:table-row table:style-name="ro1">
          <table:table-cell office:value-type="string">
            <text:p>assistance from a victim service agency</text:p>
          </table:table-cell>
          <table:table-cell table:number-columns-repeated="1023"/>
        </table:table-row>
        <table:table-row table:style-name="ro1">
          <table:table-cell office:value-type="string">
            <text:p>shortly after the crime.</text:p>
          </table:table-cell>
          <table:table-cell table:number-columns-repeated="1023"/>
        </table:table-row>
        <table:table-row table:style-name="ro1">
          <table:table-cell office:value-type="string">
            <text:p>An annual average of 160,800 women victimized</text:p>
          </table:table-cell>
          <table:table-cell table:number-columns-repeated="1023"/>
        </table:table-row>
        <table:table-row table:style-name="ro1">
          <table:table-cell office:value-type="string">
            <text:p>by an intimate got help from victim service agencies</text:p>
          </table:table-cell>
          <table:table-cell table:number-columns-repeated="1023"/>
        </table:table-row>
        <table:table-row table:style-name="ro1">
          <table:table-cell office:value-type="string">
            <text:p><text:s/>-- about half of which were governmental and half</text:p>
          </table:table-cell>
          <table:table-cell table:number-columns-repeated="1023"/>
        </table:table-row>
        <table:table-row table:style-name="ro1">
          <table:table-cell office:value-type="string">
            <text:p>private. This average translates to about 1 in 6</text:p>
          </table:table-cell>
          <table:table-cell table:number-columns-repeated="5"/>
          <table:table-cell office:value-type="string">
            <text:p>References:</text:p>
          </table:table-cell>
          <table:table-cell table:number-columns-repeated="1017"/>
        </table:table-row>
        <table:table-row table:style-name="ro1">
          <table:table-cell office:value-type="string">
            <text:p>of all female victims of intimate violence.</text:p>
          </table:table-cell>
          <table:table-cell table:number-columns-repeated="5"/>
          <table:table-cell table:style-name="ce17" office:value-type="string">
            <text:p>Greenfield, Lawrence A., Michael R. Rand, et al. (1998). Violence by Intimates: Analysis of Data on Crimes by Current or Former Spouses, Boyfriends, and Girlfriends. Bureau of Justice Statistics, available at https://www.ncjrs.gov/App/publications/abstract.aspx?ID=167237.</text:p>
          </table:table-cell>
          <table:table-cell table:number-columns-repeated="1017"/>
        </table:table-row>
        <table:table-row table:style-name="ro1">
          <table:table-cell office:value-type="string">
            <text:p>The estimate of the number of women receiving</text:p>
          </table:table-cell>
          <table:table-cell table:number-columns-repeated="5"/>
          <table:table-cell office:value-type="string">
            <text:p>Stark, Evan and Anne H. Flitcraft (1991). "Spouse Abuse.: Pp. 123-157 in Violence in America: a public health approach. Mark L. Rosenberg and Mary Ann Fenley, ed. New York, Oxford University Press.</text:p>
          </table:table-cell>
          <table:table-cell table:number-columns-repeated="1017"/>
        </table:table-row>
        <table:table-row table:style-name="ro1">
          <table:table-cell office:value-type="string">
            <text:p>assistance from a victim service agency is</text:p>
          </table:table-cell>
          <table:table-cell table:number-columns-repeated="1023"/>
        </table:table-row>
        <table:table-row table:style-name="ro1">
          <table:table-cell office:value-type="string">
            <text:p>probably too low. The NCVS obtains information</text:p>
          </table:table-cell>
          <table:table-cell table:number-columns-repeated="1023"/>
        </table:table-row>
        <table:table-row table:style-name="ro1">
          <table:table-cell office:value-type="string">
            <text:p>only on a brief period following the incident."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 source is NCVS, 1992-96. <text:s/>See id. p. 17</text:p>
          </table:table-cell>
          <table:table-cell table:number-columns-repeated="1023"/>
        </table:table-row>
        <table:table-row table:style-name="ro1">
          <table:table-cell office:value-type="string">
            <text:p>victims receiving assistance from 1992-1996</text:p>
          </table:table-cell>
          <table:table-cell table:style-name="ce15" office:value-type="float" office:value="800000">
            <text:p>800,000</text:p>
          </table:table-cell>
          <table:table-cell table:number-columns-repeated="1022"/>
        </table:table-row>
        <table:table-row table:style-name="ro1">
          <table:table-cell office:value-type="string">
            <text:p>number of years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average per year</text:p>
          </table:table-cell>
          <table:table-cell table:formula="of:=[.B92]/[.B93]" office:value-type="float" office:value="160000">
            <text:p>16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 above statement uses both "female" and "women".</text:p>
          </table:table-cell>
          <table:table-cell table:number-columns-repeated="1023"/>
        </table:table-row>
        <table:table-row table:style-name="ro1">
          <table:table-cell office:value-type="string">
            <text:p>NCVS includes persons ages 12 and older.</text:p>
          </table:table-cell>
          <table:table-cell table:number-columns-repeated="1023"/>
        </table:table-row>
        <table:table-row table:style-name="ro1">
          <table:table-cell office:value-type="string">
            <text:p>That seems to be the definition of both female and women abov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 above statement, which ignores men, is roughly consistent</text:p>
          </table:table-cell>
          <table:table-cell table:number-columns-repeated="1023"/>
        </table:table-row>
        <table:table-row table:style-name="ro1">
          <table:table-cell office:value-type="string">
            <text:p>with the independent estimate at left, </text:p>
          </table:table-cell>
          <table:table-cell table:number-columns-repeated="1023"/>
        </table:table-row>
        <table:table-row table:style-name="ro1">
          <table:table-cell office:value-type="string">
            <text:p>particularly if the total for women and men is described as for women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rk &amp; Flitcraft (1991), p. 145, states:</text:p>
          </table:table-cell>
          <table:table-cell table:number-columns-repeated="1023"/>
        </table:table-row>
        <table:table-row table:style-name="ro1">
          <table:table-cell office:value-type="string">
            <text:p>"In 1988, these shelters {shelters for battered women} provided emergency </text:p>
          </table:table-cell>
          <table:table-cell table:number-columns-repeated="1023"/>
        </table:table-row>
        <table:table-row table:style-name="ro1">
          <table:table-cell office:value-type="string">
            <text:p>services to an estimated 350,000 women."</text:p>
          </table:table-cell>
          <table:table-cell table:number-columns-repeated="1023"/>
        </table:table-row>
        <table:table-row table:style-name="ro1">
          <table:table-cell office:value-type="string">
            <text:p>Id. provides no support or reference for that estimate.</text:p>
          </table:table-cell>
          <table:table-cell table:number-columns-repeated="1023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ctims helped detail" table:style-name="ta2" table:print="false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1021" table:default-cell-style-name="ce2"/>
        <table:table-row table:style-name="ro1">
          <table:table-cell office:value-type="string">
            <text:p>Estimation of help by victim agencies, other than by police, for victims of crime </text:p>
          </table:table-cell>
          <table:table-cell/>
          <table:table-cell office:value-type="string">
            <text:p>Repository:</text:p>
          </table:table-cell>
          <table:table-cell table:number-columns-repeated="1021"/>
        </table:table-row>
        <table:table-row table:style-name="ro1">
          <table:table-cell office:value-type="string">
            <text:p>Stata statistical software used for estimation</text:p>
          </table:table-cell>
          <table:table-cell/>
          <table:table-cell office:value-type="string">
            <text:p>http://acrosswalls.org/datasets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Version: 1.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. svy, subpop(if age&gt;=18 &amp; (allip | alldvo)): prop V4467, over(sex)</text:p>
          </table:table-cell>
          <table:table-cell/>
          <table:table-cell office:value-type="string">
            <text:p>see sheet:NCVS setup for source details</text:p>
          </table:table-cell>
          <table:table-cell table:number-columns-repeated="1021"/>
        </table:table-row>
        <table:table-row table:style-name="ro1">
          <table:table-cell office:value-type="string">
            <text:p>(running proportion on estimation sample)</text:p>
          </table:table-cell>
          <table:table-cell/>
          <table:table-cell office:value-type="string">
            <text:p>data for 1992 to 20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: Proportion estimation</text:p>
          </table:table-cell>
          <table:table-cell/>
          <table:table-cell office:value-type="string">
            <text:p>sex = 1 is ma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ex = 2 is female</text:p>
          </table:table-cell>
          <table:table-cell table:number-columns-repeated="1021"/>
        </table:table-row>
        <table:table-row table:style-name="ro1">
          <table:table-cell office:value-type="string">
            <text:p>Number of strata = <text:s text:c="4"/>164 <text:s text:c="6"/>Number of obs <text:s text:c="3"/>= <text:s text:c="4"/>158334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2"/>= <text:s/>158334 <text:s text:c="6"/>Population size <text:s/>= <text:s/>401361770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no. obs <text:s/>= <text:s text:c="6"/>6543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size <text:s text:c="4"/>= 18300828.4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Design df <text:s text:c="7"/>= <text:s text:c="4"/>15817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0"/>Yes: V4467 = Yes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No: V4467 = No</text:p>
          </table:table-cell>
          <table:table-cell table:number-columns-repeated="1023"/>
        </table:table-row>
        <table:table-row table:style-name="ro1">
          <table:table-cell office:value-type="string">
            <text:p><text:s text:c="6"/>_prop_3: V4467 = Dont know</text:p>
          </table:table-cell>
          <table:table-cell table:number-columns-repeated="1023"/>
        </table:table-row>
        <table:table-row table:style-name="ro1">
          <table:table-cell office:value-type="string">
            <text:p><text:s text:c="6"/>Residue: V4467 = Resid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2"/>1: sex = 1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2: sex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| <text:s text:c="12"/>Linearized</text:p>
          </table:table-cell>
          <table:table-cell table:number-columns-repeated="1023"/>
        </table:table-row>
        <table:table-row table:style-name="ro1">
          <table:table-cell office:value-type="string">
            <text:p><text:s text:c="8"/>Over | Proportion <text:s text:c="2"/>Std. Err. <text:s text:c="4"/>[95% Conf. Interval]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Yes <text:s text:c="9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3"/>.088611 <text:s text:c="2"/>.0081042 <text:s text:c="5"/>.0727271 <text:s text:c="4"/>.104495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1787632 <text:s text:c="2"/>.0057645 <text:s text:c="5"/>.1674648 <text:s text:c="3"/>.1900616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No <text:s text:c="10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9064824 <text:s text:c="2"/>.0083976 <text:s text:c="5"/>.8900234 <text:s text:c="3"/>.9229415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8138246 <text:s text:c="2"/>.0058791 <text:s text:c="5"/>.8023016 <text:s text:c="3"/>.8253476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_prop_3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0049065 <text:s text:c="2"/>.0024225 <text:s text:c="5"/>.0001584 <text:s text:c="3"/>.0096547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0045431 <text:s text:c="2"/>.0012002 <text:s text:c="5"/>.0021909 <text:s text:c="3"/>.0068954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Residue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9"/>. <text:s/>(no observations)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3"/>.002869 <text:s text:c="2"/>.0007887 <text:s text:c="5"/>.0013231 <text:s text:c="3"/>.0044149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. tab sex V4467 if age&gt;=18 &amp; (allip | alldvo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1"/>| <text:s text:c="9"/>HELP FROM VICTIM AGENCIES</text:p>
          </table:table-cell>
          <table:table-cell table:number-columns-repeated="1023"/>
        </table:table-row>
        <table:table-row table:style-name="ro1">
          <table:table-cell office:value-type="string">
            <text:p><text:s text:c="7"/>sex | <text:s text:c="6"/>Yes <text:s text:c="8"/>No <text:s/>Dont know <text:s text:c="3"/>Residue | <text:s text:c="4"/>Total</text:p>
          </table:table-cell>
          <table:table-cell table:number-columns-repeated="1023"/>
        </table:table-row>
        <table:table-row table:style-name="ro1">
          <table:table-cell office:value-type="string">
            <text:p>-----------+-----------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 | <text:s text:c="6"/>133 <text:s text:c="5"/>1,402 <text:s text:c="9"/>6 <text:s text:c="9"/>0 | <text:s text:c="4"/>1,541 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 | <text:s text:c="6"/>969 <text:s text:c="5"/>4,439 <text:s text:c="8"/>19 <text:s text:c="8"/>15 | <text:s text:c="4"/>5,442 </text:p>
          </table:table-cell>
          <table:table-cell table:number-columns-repeated="1023"/>
        </table:table-row>
        <table:table-row table:style-name="ro1">
          <table:table-cell office:value-type="string">
            <text:p>-----------+-----------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Total | <text:s text:c="4"/>1,102 <text:s text:c="5"/>5,841 <text:s text:c="8"/>25 <text:s text:c="8"/>15 | <text:s text:c="4"/>6,983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. svy, subpop(if age&gt;=18 &amp; allip): prop V4467, over(sex)</text:p>
          </table:table-cell>
          <table:table-cell table:number-columns-repeated="1023"/>
        </table:table-row>
        <table:table-row table:style-name="ro1">
          <table:table-cell office:value-type="string">
            <text:p>(running proportion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: Proportion estim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= <text:s text:c="4"/>164 <text:s text:c="6"/>Number of obs <text:s text:c="3"/>= <text:s text:c="4"/>158334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2"/>= <text:s/>158334 <text:s text:c="6"/>Population size <text:s/>= <text:s/>401361770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no. obs <text:s/>= <text:s text:c="6"/>4018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size <text:s text:c="4"/>= 11321590.5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Design df <text:s text:c="7"/>= <text:s text:c="4"/>15817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0"/>Yes: V4467 = Yes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No: V4467 = No</text:p>
          </table:table-cell>
          <table:table-cell table:number-columns-repeated="1023"/>
        </table:table-row>
        <table:table-row table:style-name="ro1">
          <table:table-cell office:value-type="string">
            <text:p><text:s text:c="6"/>_prop_3: V4467 = Dont know</text:p>
          </table:table-cell>
          <table:table-cell table:number-columns-repeated="1023"/>
        </table:table-row>
        <table:table-row table:style-name="ro1">
          <table:table-cell office:value-type="string">
            <text:p><text:s text:c="6"/>Residue: V4467 = Resid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2"/>1: sex = 1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2: sex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| <text:s text:c="12"/>Linearized</text:p>
          </table:table-cell>
          <table:table-cell table:number-columns-repeated="1023"/>
        </table:table-row>
        <table:table-row table:style-name="ro1">
          <table:table-cell office:value-type="string">
            <text:p><text:s text:c="8"/>Over | Proportion <text:s text:c="2"/>Std. Err. <text:s text:c="4"/>[95% Conf. Interval]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Yes <text:s text:c="9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1048056 <text:s text:c="2"/>.0139944 <text:s text:c="6"/>.077377 <text:s text:c="3"/>.1322343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2066971 <text:s text:c="2"/>.0074431 <text:s text:c="5"/>.1921088 <text:s text:c="3"/>.2212853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No <text:s text:c="10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8921844 <text:s text:c="2"/>.0141176 <text:s text:c="5"/>.8645142 <text:s text:c="3"/>.9198546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7841206 <text:s text:c="2"/>.0076001 <text:s text:c="5"/>.7692245 <text:s text:c="3"/>.7990166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_prop_3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4"/>.00301 <text:s text:c="2"/>.0021299 <text:s text:c="4"/>-.0011646 <text:s text:c="3"/>.0071846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0058647 <text:s text:c="2"/>.0017088 <text:s text:c="5"/>.0025154 <text:s text:c="4"/>.009214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Residue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9"/>. <text:s/>(no observations)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0033177 <text:s text:c="2"/>.0010263 <text:s text:c="5"/>.0013061 <text:s text:c="3"/>.0053292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. tab sex V4467 if age&gt;=18 &amp; alli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1"/>| <text:s text:c="9"/>HELP FROM VICTIM AGENCIES</text:p>
          </table:table-cell>
          <table:table-cell table:number-columns-repeated="1023"/>
        </table:table-row>
        <table:table-row table:style-name="ro1">
          <table:table-cell office:value-type="string">
            <text:p><text:s text:c="7"/>sex | <text:s text:c="6"/>Yes <text:s text:c="8"/>No <text:s/>Dont know <text:s text:c="3"/>Residue | <text:s text:c="4"/>Total</text:p>
          </table:table-cell>
          <table:table-cell table:number-columns-repeated="1023"/>
        </table:table-row>
        <table:table-row table:style-name="ro1">
          <table:table-cell office:value-type="string">
            <text:p>-----------+-----------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 | <text:s text:c="7"/>64 <text:s text:c="7"/>569 <text:s text:c="9"/>2 <text:s text:c="9"/>0 | <text:s text:c="6"/>635 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 | <text:s text:c="6"/>753 <text:s text:c="5"/>2,886 <text:s text:c="8"/>15 <text:s text:c="8"/>11 | <text:s text:c="4"/>3,665 </text:p>
          </table:table-cell>
          <table:table-cell table:number-columns-repeated="1023"/>
        </table:table-row>
        <table:table-row table:style-name="ro1">
          <table:table-cell office:value-type="string">
            <text:p>-----------+-----------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Total | <text:s text:c="6"/>817 <text:s text:c="5"/>3,455 <text:s text:c="8"/>17 <text:s text:c="8"/>11 | <text:s text:c="4"/>4,300 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. svy, subpop(if age&gt;=18 &amp; (allip | alldvo) &amp; V4467==1): prop V4468, over(sex)</text:p>
          </table:table-cell>
          <table:table-cell table:number-columns-repeated="1023"/>
        </table:table-row>
        <table:table-row table:style-name="ro1">
          <table:table-cell office:value-type="string">
            <text:p>(running proportion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: Proportion estim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= <text:s text:c="4"/>159 <text:s text:c="6"/>Number of obs <text:s text:c="3"/>= <text:s text:c="4"/>156154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2"/>= <text:s/>156154 <text:s text:c="6"/>Population size <text:s/>= <text:s/>396528658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no. obs <text:s/>= <text:s text:c="6"/>1048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size <text:s text:c="4"/>= 2886157.38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Design df <text:s text:c="7"/>= <text:s text:c="4"/>15599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3"/>Government: V4468 = Government</text:p>
          </table:table-cell>
          <table:table-cell table:number-columns-repeated="1023"/>
        </table:table-row>
        <table:table-row table:style-name="ro1">
          <table:table-cell office:value-type="string">
            <text:p><text:s text:c="6"/>Private: V4468 = Private</text:p>
          </table:table-cell>
          <table:table-cell table:number-columns-repeated="1023"/>
        </table:table-row>
        <table:table-row table:style-name="ro1">
          <table:table-cell office:value-type="string">
            <text:p><text:s text:c="6"/>_prop_3: V4468 = Dont know</text:p>
          </table:table-cell>
          <table:table-cell table:number-columns-repeated="1023"/>
        </table:table-row>
        <table:table-row table:style-name="ro1">
          <table:table-cell office:value-type="string">
            <text:p><text:s text:c="6"/>Residue: V4468 = Resid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2"/>1: sex = 1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2: sex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| <text:s text:c="12"/>Linearized</text:p>
          </table:table-cell>
          <table:table-cell table:number-columns-repeated="1023"/>
        </table:table-row>
        <table:table-row table:style-name="ro1">
          <table:table-cell office:value-type="string">
            <text:p><text:s text:c="8"/>Over | Proportion <text:s text:c="2"/>Std. Err. <text:s text:c="4"/>[95% Conf. Interval]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Government <text:s text:c="2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5250897 <text:s text:c="2"/>.0479088 <text:s text:c="5"/>.4311895 <text:s text:c="3"/>.6189899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5209687 <text:s text:c="2"/>.0177183 <text:s text:c="5"/>.4862412 <text:s text:c="3"/>.5556961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Private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3781075 <text:s text:c="2"/>.0469695 <text:s text:c="5"/>.2860484 <text:s text:c="3"/>.4701667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3713272 <text:s text:c="2"/>.0172176 <text:s text:c="6"/>.337581 <text:s text:c="3"/>.4050734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_prop_3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0968027 <text:s text:c="2"/>.0286453 <text:s text:c="5"/>.0406586 <text:s text:c="3"/>.1529469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0997498 <text:s text:c="2"/>.0106187 <text:s text:c="5"/>.0789375 <text:s text:c="3"/>.1205622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Residue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9"/>. <text:s/>(no observations)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0079543 <text:s text:c="2"/>.0034709 <text:s text:c="5"/>.0011515 <text:s text:c="3"/>.0147572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Note: 5 strata omitted because they contain no subpopulation</text:p>
          </table:table-cell>
          <table:table-cell table:number-columns-repeated="1023"/>
        </table:table-row>
        <table:table-row table:style-name="ro1">
          <table:table-cell office:value-type="string">
            <text:p><text:s text:c="6"/>members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. tab sex V4468 if age&gt;=18 &amp; (allip | alldvo) &amp; V4467==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1"/>| <text:s text:c="5"/>WAS VICTIM AGENCY GOVT OR PRIVAT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sex | Governmen <text:s text:c="3"/>Private <text:s/>Dont know <text:s text:c="3"/>Residue | <text:s text:c="4"/>Total</text:p>
          </table:table-cell>
          <table:table-cell table:number-columns-repeated="1023"/>
        </table:table-row>
        <table:table-row table:style-name="ro1">
          <table:table-cell office:value-type="string">
            <text:p>-----------+-----------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 | <text:s text:c="7"/>68 <text:s text:c="8"/>52 <text:s text:c="8"/>13 <text:s text:c="9"/>0 | <text:s text:c="6"/>133 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 | <text:s text:c="6"/>503 <text:s text:c="7"/>363 <text:s text:c="8"/>97 <text:s text:c="9"/>6 | <text:s text:c="6"/>969 </text:p>
          </table:table-cell>
          <table:table-cell table:number-columns-repeated="1023"/>
        </table:table-row>
        <table:table-row table:style-name="ro1">
          <table:table-cell office:value-type="string">
            <text:p>-----------+-----------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Total | <text:s text:c="6"/>571 <text:s text:c="7"/>415 <text:s text:c="7"/>110 <text:s text:c="9"/>6 | <text:s text:c="4"/>1,102 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svy, subpop(if age&gt;=18 &amp; (allfa | allsg)): prop V4467, over(sex)</text:p>
          </table:table-cell>
          <table:table-cell table:number-columns-repeated="1023"/>
        </table:table-row>
        <table:table-row table:style-name="ro1">
          <table:table-cell office:value-type="string">
            <text:p>(running proportion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: Proportion estim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= <text:s text:c="4"/>164 <text:s text:c="6"/>Number of obs <text:s text:c="3"/>= <text:s text:c="4"/>158334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2"/>= <text:s/>158334 <text:s text:c="6"/>Population size <text:s/>= <text:s/>401361770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no. obs <text:s/>= <text:s text:c="5"/>29094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size <text:s text:c="4"/>= 80785190.6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Design df <text:s text:c="7"/>= <text:s text:c="4"/>15817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0"/>Yes: V4467 = Yes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No: V4467 = No</text:p>
          </table:table-cell>
          <table:table-cell table:number-columns-repeated="1023"/>
        </table:table-row>
        <table:table-row table:style-name="ro1">
          <table:table-cell office:value-type="string">
            <text:p><text:s text:c="6"/>_prop_3: V4467 = Dont know</text:p>
          </table:table-cell>
          <table:table-cell table:number-columns-repeated="1023"/>
        </table:table-row>
        <table:table-row table:style-name="ro1">
          <table:table-cell office:value-type="string">
            <text:p><text:s text:c="6"/>Residue: V4467 = Resid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2"/>1: sex = 1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2: sex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| <text:s text:c="12"/>Linearized</text:p>
          </table:table-cell>
          <table:table-cell table:number-columns-repeated="1023"/>
        </table:table-row>
        <table:table-row table:style-name="ro1">
          <table:table-cell office:value-type="string">
            <text:p><text:s text:c="8"/>Over | Proportion <text:s text:c="2"/>Std. Err. <text:s text:c="4"/>[95% Conf. Interval]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Yes <text:s text:c="9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0384276 <text:s text:c="2"/>.0016332 <text:s text:c="5"/>.0352267 <text:s text:c="3"/>.0416286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0621514 <text:s text:c="2"/>.0022297 <text:s text:c="5"/>.0577812 <text:s text:c="3"/>.0665217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No <text:s text:c="10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3"/>.957402 <text:s text:c="3"/>.001727 <text:s text:c="5"/>.9540171 <text:s text:c="3"/>.9607869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9335565 <text:s text:c="2"/>.0022915 <text:s text:c="5"/>.9290652 <text:s text:c="3"/>.9380478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_prop_3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0023193 <text:s text:c="2"/>.0004372 <text:s text:c="5"/>.0014624 <text:s text:c="3"/>.0031762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0023775 <text:s text:c="3"/>.000424 <text:s text:c="5"/>.0015464 <text:s text:c="3"/>.0032086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Residue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3"/>.001851 <text:s text:c="2"/>.0003879 <text:s text:c="5"/>.0010908 <text:s text:c="3"/>.0026112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0019145 <text:s text:c="2"/>.0003751 <text:s text:c="5"/>.0011792 <text:s text:c="3"/>.0026498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. tab sex V4467 if age&gt;=18 &amp; (allfa | allsg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1"/>| <text:s text:c="9"/>HELP FROM VICTIM AGENCIES</text:p>
          </table:table-cell>
          <table:table-cell table:number-columns-repeated="1023"/>
        </table:table-row>
        <table:table-row table:style-name="ro1">
          <table:table-cell office:value-type="string">
            <text:p><text:s text:c="7"/>sex | <text:s text:c="6"/>Yes <text:s text:c="8"/>No <text:s/>Dont know <text:s text:c="3"/>Residue | <text:s text:c="4"/>Total</text:p>
          </table:table-cell>
          <table:table-cell table:number-columns-repeated="1023"/>
        </table:table-row>
        <table:table-row table:style-name="ro1">
          <table:table-cell office:value-type="string">
            <text:p>-----------+-----------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 | <text:s text:c="6"/>638 <text:s text:c="4"/>16,237 <text:s text:c="8"/>34 <text:s text:c="8"/>27 | <text:s text:c="3"/>16,936 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 | <text:s text:c="6"/>909 <text:s text:c="4"/>13,515 <text:s text:c="8"/>35 <text:s text:c="8"/>27 | <text:s text:c="3"/>14,486 </text:p>
          </table:table-cell>
          <table:table-cell table:number-columns-repeated="1023"/>
        </table:table-row>
        <table:table-row table:style-name="ro1">
          <table:table-cell office:value-type="string">
            <text:p>-----------+-----------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Total | <text:s text:c="4"/>1,547 <text:s text:c="4"/>29,752 <text:s text:c="8"/>69 <text:s text:c="8"/>54 | <text:s text:c="3"/>31,422 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. svy, subpop(if age&gt;=18 &amp; !(allip | alldvo)): prop V4467, over(sex)</text:p>
          </table:table-cell>
          <table:table-cell table:number-columns-repeated="1023"/>
        </table:table-row>
        <table:table-row table:style-name="ro1">
          <table:table-cell office:value-type="string">
            <text:p>(running proportion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: Proportion estim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= <text:s text:c="4"/>164 <text:s text:c="6"/>Number of obs <text:s text:c="3"/>= <text:s text:c="4"/>158334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2"/>= <text:s/>158334 <text:s text:c="6"/>Population size <text:s/>= <text:s/>401361770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no. obs <text:s/>= <text:s text:c="4"/>130132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size <text:s text:c="4"/>= <text:s/>326886705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Design df <text:s text:c="7"/>= <text:s text:c="4"/>15817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0"/>Yes: V4467 = Yes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No: V4467 = No</text:p>
          </table:table-cell>
          <table:table-cell table:number-columns-repeated="1023"/>
        </table:table-row>
        <table:table-row table:style-name="ro1">
          <table:table-cell office:value-type="string">
            <text:p><text:s text:c="6"/>_prop_3: V4467 = Dont know</text:p>
          </table:table-cell>
          <table:table-cell table:number-columns-repeated="1023"/>
        </table:table-row>
        <table:table-row table:style-name="ro1">
          <table:table-cell office:value-type="string">
            <text:p><text:s text:c="6"/>Residue: V4467 = Resid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2"/>1: sex = 1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2: sex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| <text:s text:c="12"/>Linearized</text:p>
          </table:table-cell>
          <table:table-cell table:number-columns-repeated="1023"/>
        </table:table-row>
        <table:table-row table:style-name="ro1">
          <table:table-cell office:value-type="string">
            <text:p><text:s text:c="8"/>Over | Proportion <text:s text:c="2"/>Std. Err. <text:s text:c="4"/>[95% Conf. Interval]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Yes <text:s text:c="9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0204061 <text:s text:c="2"/>.0006205 <text:s text:c="5"/>.0191898 <text:s text:c="3"/>.0216223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0274399 <text:s text:c="2"/>.0006699 <text:s text:c="6"/>.026127 <text:s text:c="3"/>.0287528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No <text:s text:c="10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9746459 <text:s text:c="2"/>.0006914 <text:s text:c="5"/>.9732908 <text:s text:c="4"/>.976001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9672815 <text:s text:c="2"/>.0007244 <text:s text:c="5"/>.9658617 <text:s text:c="3"/>.9687013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_prop_3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0025704 <text:s text:c="2"/>.0002202 <text:s text:c="5"/>.0021388 <text:s text:c="3"/>.0030021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0030842 <text:s text:c="2"/>.0002174 <text:s text:c="5"/>.0026582 <text:s text:c="3"/>.0035103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Residue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0023776 <text:s text:c="2"/>.0002211 <text:s text:c="5"/>.0019443 <text:s text:c="4"/>.002811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0021944 <text:s text:c="2"/>.0001834 <text:s text:c="5"/>.0018349 <text:s text:c="3"/>.0025538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. tab sex V4467 if age&gt;=18 &amp; !(allip | alldvo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1"/>| <text:s text:c="9"/>HELP FROM VICTIM AGENCIES</text:p>
          </table:table-cell>
          <table:table-cell table:number-columns-repeated="1023"/>
        </table:table-row>
        <table:table-row table:style-name="ro1">
          <table:table-cell office:value-type="string">
            <text:p><text:s text:c="7"/>sex | <text:s text:c="6"/>Yes <text:s text:c="8"/>No <text:s/>Dont know <text:s text:c="3"/>Residue | <text:s text:c="4"/>Total</text:p>
          </table:table-cell>
          <table:table-cell table:number-columns-repeated="1023"/>
        </table:table-row>
        <table:table-row table:style-name="ro1">
          <table:table-cell office:value-type="string">
            <text:p>-----------+-----------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 | <text:s text:c="4"/>1,279 <text:s text:c="4"/>64,704 <text:s text:c="7"/>161 <text:s text:c="7"/>141 | <text:s text:c="3"/>66,285 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 | <text:s text:c="4"/>1,988 <text:s text:c="4"/>71,476 <text:s text:c="7"/>227 <text:s text:c="7"/>158 | <text:s text:c="3"/>73,849 </text:p>
          </table:table-cell>
          <table:table-cell table:number-columns-repeated="1023"/>
        </table:table-row>
        <table:table-row table:style-name="ro1">
          <table:table-cell office:value-type="string">
            <text:p>-----------+-----------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Total | <text:s text:c="4"/>3,267 <text:s text:c="3"/>136,180 <text:s text:c="7"/>388 <text:s text:c="7"/>299 | <text:s text:c="2"/>140,134 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. svy, subpop(if age&gt;=18 &amp; !(allip | alldvo) &amp; V4467==1): prop V4468, over(sex)</text:p>
          </table:table-cell>
          <table:table-cell table:number-columns-repeated="1023"/>
        </table:table-row>
        <table:table-row table:style-name="ro1">
          <table:table-cell office:value-type="string">
            <text:p>(running proportion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: Proportion estim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= <text:s text:c="4"/>164 <text:s text:c="6"/>Number of obs <text:s text:c="3"/>= <text:s text:c="4"/>158334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2"/>= <text:s/>158334 <text:s text:c="6"/>Population size <text:s/>= <text:s/>401361770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no. obs <text:s/>= <text:s text:c="6"/>3036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size <text:s text:c="4"/>= 7856259.62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Design df <text:s text:c="7"/>= <text:s text:c="4"/>15817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3"/>Government: V4468 = Government</text:p>
          </table:table-cell>
          <table:table-cell table:number-columns-repeated="1023"/>
        </table:table-row>
        <table:table-row table:style-name="ro1">
          <table:table-cell office:value-type="string">
            <text:p><text:s text:c="6"/>Private: V4468 = Private</text:p>
          </table:table-cell>
          <table:table-cell table:number-columns-repeated="1023"/>
        </table:table-row>
        <table:table-row table:style-name="ro1">
          <table:table-cell office:value-type="string">
            <text:p><text:s text:c="6"/>_prop_3: V4468 = Dont know</text:p>
          </table:table-cell>
          <table:table-cell table:number-columns-repeated="1023"/>
        </table:table-row>
        <table:table-row table:style-name="ro1">
          <table:table-cell office:value-type="string">
            <text:p><text:s text:c="6"/>Residue: V4468 = Resid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2"/>1: sex = 1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2: sex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| <text:s text:c="12"/>Linearized</text:p>
          </table:table-cell>
          <table:table-cell table:number-columns-repeated="1023"/>
        </table:table-row>
        <table:table-row table:style-name="ro1">
          <table:table-cell office:value-type="string">
            <text:p><text:s text:c="8"/>Over | Proportion <text:s text:c="2"/>Std. Err. <text:s text:c="4"/>[95% Conf. Interval]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Government <text:s text:c="2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5278186 <text:s text:c="2"/>.0153179 <text:s text:c="5"/>.4977958 <text:s text:c="3"/>.5578413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5082871 <text:s text:c="2"/>.0123779 <text:s text:c="5"/>.4840266 <text:s text:c="3"/>.5325476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Private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4161348 <text:s text:c="2"/>.0150369 <text:s text:c="5"/>.3866628 <text:s text:c="3"/>.4456069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4080289 <text:s text:c="2"/>.0120329 <text:s text:c="5"/>.3844447 <text:s text:c="3"/>.4316132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_prop_3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0464059 <text:s text:c="2"/>.0065494 <text:s text:c="5"/>.0335691 <text:s text:c="3"/>.0592427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0747179 <text:s text:c="2"/>.0071744 <text:s text:c="5"/>.0606562 <text:s text:c="3"/>.0887796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Residue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0096407 <text:s text:c="2"/>.0036419 <text:s text:c="5"/>.0025026 <text:s text:c="3"/>.0167788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0089661 <text:s text:c="2"/>.0022894 <text:s text:c="6"/>.004479 <text:s text:c="3"/>.0134533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. svy, subpop(if allip &amp; YEAR&lt;1997): total helped, over(sex)</text:p>
          </table:table-cell>
          <table:table-cell table:number-columns-repeated="1023"/>
        </table:table-row>
        <table:table-row table:style-name="ro1">
          <table:table-cell office:value-type="string">
            <text:p>(running total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: Total estim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= <text:s text:c="4"/>163 <text:s text:c="6"/>Number of obs <text:s text:c="3"/>= <text:s text:c="4"/>158116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2"/>= <text:s/>158116 <text:s text:c="6"/>Population size <text:s/>= <text:s/>400871806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no. obs <text:s/>= <text:s text:c="6"/>1898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size <text:s text:c="4"/>= 4686059.81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Design df <text:s text:c="7"/>= <text:s text:c="4"/>15795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2"/>1: sex = 1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2: sex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| <text:s text:c="12"/>Linearized</text:p>
          </table:table-cell>
          <table:table-cell table:number-columns-repeated="1023"/>
        </table:table-row>
        <table:table-row table:style-name="ro1">
          <table:table-cell office:value-type="string">
            <text:p><text:s text:c="8"/>Over | <text:s text:c="5"/>Total <text:s text:c="2"/>Std. Err. <text:s text:c="4"/>[95% Conf. Interval]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helped <text:s text:c="6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63330.77 <text:s text:c="5"/>14231 <text:s text:c="6"/>35438.3 <text:s text:c="3"/>91223.23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716101.3 <text:s text:c="2"/>43963.69 <text:s text:c="5"/>629933.4 <text:s text:c="3"/>802269.2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Note: 1 stratum omitted because it contains no subpopulation</text:p>
          </table:table-cell>
          <table:table-cell table:number-columns-repeated="1023"/>
        </table:table-row>
        <table:table-row table:style-name="ro1">
          <table:table-cell office:value-type="string">
            <text:p><text:s text:c="6"/>members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office:value-type="string">
            <text:p>. svy, subpop(if age&gt;=18 &amp; allip &amp; YEAR&lt;1997): total helped, over(sex)</text:p>
          </table:table-cell>
          <table:table-cell table:number-columns-repeated="1023"/>
        </table:table-row>
        <table:table-row table:style-name="ro1">
          <table:table-cell office:value-type="string">
            <text:p>(running total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: Total estim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= <text:s text:c="4"/>162 <text:s text:c="6"/>Number of obs <text:s text:c="3"/>= <text:s text:c="4"/>157118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2"/>= <text:s/>157118 <text:s text:c="6"/>Population size <text:s/>= <text:s/>397559036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no. obs <text:s/>= <text:s text:c="6"/>1782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size <text:s text:c="4"/>= 4393161.98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Design df <text:s text:c="7"/>= <text:s text:c="4"/>15695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2"/>1: sex = 1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2: sex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| <text:s text:c="12"/>Linearized</text:p>
          </table:table-cell>
          <table:table-cell table:number-columns-repeated="1023"/>
        </table:table-row>
        <table:table-row table:style-name="ro1">
          <table:table-cell office:value-type="string">
            <text:p><text:s text:c="8"/>Over | <text:s text:c="5"/>Total <text:s text:c="2"/>Std. Err. <text:s text:c="4"/>[95% Conf. Interval]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helped <text:s text:c="6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63330.77 <text:s text:c="5"/>14231 <text:s text:c="6"/>35438.3 <text:s text:c="3"/>91223.23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692046.3 <text:s text:c="2"/>43031.91 <text:s text:c="5"/>607704.6 <text:s text:c="3"/>776387.9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Note: 2 strata omitted because they contain no subpopulation</text:p>
          </table:table-cell>
          <table:table-cell table:number-columns-repeated="1023"/>
        </table:table-row>
        <table:table-row table:style-name="ro1">
          <table:table-cell office:value-type="string">
            <text:p><text:s text:c="6"/>members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svy, subpop(if (allip | alldvo) &amp; YEAR&lt;1997): total helped, over(sex)</text:p>
          </table:table-cell>
          <table:table-cell table:number-columns-repeated="1023"/>
        </table:table-row>
        <table:table-row table:style-name="ro1">
          <table:table-cell office:value-type="string">
            <text:p>(running total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: Total estim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= <text:s text:c="4"/>164 <text:s text:c="6"/>Number of obs <text:s text:c="3"/>= <text:s text:c="4"/>158334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2"/>= <text:s/>158334 <text:s text:c="6"/>Population size <text:s/>= <text:s/>401361770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no. obs <text:s/>= <text:s text:c="6"/>3114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size <text:s text:c="4"/>= 7636189.14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Design df <text:s text:c="7"/>= <text:s text:c="4"/>15817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2"/>1: sex = 1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2: sex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| <text:s text:c="12"/>Linearized</text:p>
          </table:table-cell>
          <table:table-cell table:number-columns-repeated="1023"/>
        </table:table-row>
        <table:table-row table:style-name="ro1">
          <table:table-cell office:value-type="string">
            <text:p><text:s text:c="8"/>Over | <text:s text:c="5"/>Total <text:s text:c="2"/>Std. Err. <text:s text:c="4"/>[95% Conf. Interval]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helped <text:s text:c="6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151182.5 <text:s text:c="2"/>21239.23 <text:s text:c="5"/>109554.1 <text:s text:c="5"/>192811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949504.4 <text:s text:c="2"/>49744.83 <text:s text:c="5"/>852005.6 <text:s text:c="4"/>1047003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. svy, subpop(if age&gt;=18 &amp; (allip | alldvo)): total helped, over(sex)</text:p>
          </table:table-cell>
          <table:table-cell table:number-columns-repeated="1023"/>
        </table:table-row>
        <table:table-row table:style-name="ro1">
          <table:table-cell office:value-type="string">
            <text:p>(running total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: Total estim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= <text:s text:c="4"/>164 <text:s text:c="6"/>Number of obs <text:s text:c="3"/>= <text:s text:c="4"/>158334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2"/>= <text:s/>158334 <text:s text:c="6"/>Population size <text:s/>= <text:s/>401361770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no. obs <text:s/>= <text:s text:c="6"/>6543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size <text:s text:c="4"/>= 18300828.4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Design df <text:s text:c="7"/>= <text:s text:c="4"/>15817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2"/>1: sex = 1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2: sex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| <text:s text:c="12"/>Linearized</text:p>
          </table:table-cell>
          <table:table-cell table:number-columns-repeated="1023"/>
        </table:table-row>
        <table:table-row table:style-name="ro1">
          <table:table-cell office:value-type="string">
            <text:p><text:s text:c="8"/>Over | <text:s text:c="5"/>Total <text:s text:c="2"/>Std. Err. <text:s text:c="4"/>[95% Conf. Interval]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helped <text:s text:c="6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4"/>378770 <text:s text:c="2"/>36226.78 <text:s text:c="5"/>307766.3 <text:s text:c="3"/>449773.7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3"/>2507387 <text:s text:c="2"/>88580.97 <text:s text:c="6"/>2333771 <text:s text:c="4"/>2681004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svy, subpop(if age&gt;=18 &amp; allip): total helped, over(sex)</text:p>
          </table:table-cell>
          <table:table-cell table:number-columns-repeated="1023"/>
        </table:table-row>
        <table:table-row table:style-name="ro1">
          <table:table-cell office:value-type="string">
            <text:p>(running total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: Total estim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= <text:s text:c="4"/>164 <text:s text:c="6"/>Number of obs <text:s text:c="3"/>= <text:s text:c="4"/>158334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2"/>= <text:s/>158334 <text:s text:c="6"/>Population size <text:s/>= <text:s/>401361770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no. obs <text:s/>= <text:s text:c="6"/>4018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size <text:s text:c="4"/>= 11321590.5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Design df <text:s text:c="7"/>= <text:s text:c="4"/>15817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2"/>1: sex = 1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2: sex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| <text:s text:c="12"/>Linearized</text:p>
          </table:table-cell>
          <table:table-cell table:number-columns-repeated="1023"/>
        </table:table-row>
        <table:table-row table:style-name="ro1">
          <table:table-cell office:value-type="string">
            <text:p><text:s text:c="8"/>Over | <text:s text:c="5"/>Total <text:s text:c="2"/>Std. Err. <text:s text:c="4"/>[95% Conf. Interval]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helped <text:s text:c="6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185005.6 <text:s text:c="2"/>26241.87 <text:s text:c="7"/>133572 <text:s text:c="3"/>236439.1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3"/>1975273 <text:s text:c="2"/>79157.03 <text:s text:c="6"/>1820127 <text:s text:c="4"/>2130419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svy, subpop(if YEAR&gt;2000 &amp; age&gt;=18 &amp; allip): prop V4467, over(sex)</text:p>
          </table:table-cell>
          <table:table-cell table:number-columns-repeated="1023"/>
        </table:table-row>
        <table:table-row table:style-name="ro1">
          <table:table-cell office:value-type="string">
            <text:p>(running proportion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: Proportion estim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= <text:s text:c="4"/>151 <text:s text:c="6"/>Number of obs <text:s text:c="3"/>= <text:s text:c="4"/>153444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2"/>= <text:s/>153444 <text:s text:c="6"/>Population size <text:s/>= <text:s/>390318476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no. obs <text:s/>= <text:s text:c="6"/>1027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size <text:s text:c="4"/>= <text:s/>3365661.8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Design df <text:s text:c="7"/>= <text:s text:c="4"/>15329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0"/>Yes: V4467 = Yes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No: V4467 = No</text:p>
          </table:table-cell>
          <table:table-cell table:number-columns-repeated="1023"/>
        </table:table-row>
        <table:table-row table:style-name="ro1">
          <table:table-cell office:value-type="string">
            <text:p><text:s text:c="6"/>_prop_3: V4467 = Dont know</text:p>
          </table:table-cell>
          <table:table-cell table:number-columns-repeated="1023"/>
        </table:table-row>
        <table:table-row table:style-name="ro1">
          <table:table-cell office:value-type="string">
            <text:p><text:s text:c="6"/>Residue: V4467 = Resid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2"/>1: sex = 1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2: sex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| <text:s text:c="12"/>Linearized</text:p>
          </table:table-cell>
          <table:table-cell table:number-columns-repeated="1023"/>
        </table:table-row>
        <table:table-row table:style-name="ro1">
          <table:table-cell office:value-type="string">
            <text:p><text:s text:c="8"/>Over | Proportion <text:s text:c="2"/>Std. Err. <text:s text:c="4"/>[95% Conf. Interval]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Yes <text:s text:c="9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0778973 <text:s text:c="2"/>.0223097 <text:s text:c="5"/>.0341707 <text:s text:c="3"/>.1216239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2249906 <text:s text:c="3"/>.015133 <text:s text:c="5"/>.1953301 <text:s text:c="3"/>.2546511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No <text:s text:c="10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9176061 <text:s text:c="2"/>.0226767 <text:s text:c="5"/>.8731602 <text:s text:c="3"/>.9620519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7620439 <text:s text:c="3"/>.015614 <text:s text:c="5"/>.7314408 <text:s text:c="4"/>.792647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_prop_3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0044966 <text:s text:c="2"/>.0044905 <text:s text:c="4"/>-.0043047 <text:s text:c="4"/>.013298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0115875 <text:s text:c="2"/>.0049063 <text:s text:c="5"/>.0019712 <text:s text:c="3"/>.0212038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Residue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9"/>. <text:s/>(no observations)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3"/>.001378 <text:s text:c="2"/>.0013771 <text:s text:c="5"/>-.001321 <text:s text:c="3"/>.0040771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Note: 13 strata omitted because they contain no subpopulation</text:p>
          </table:table-cell>
          <table:table-cell table:number-columns-repeated="1023"/>
        </table:table-row>
        <table:table-row table:style-name="ro1">
          <table:table-cell office:value-type="string">
            <text:p><text:s text:c="6"/>member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svy, subpop(if YEAR&lt;2001 &amp; age&gt;=18 &amp; allip): prop V4467, over(sex)</text:p>
          </table:table-cell>
          <table:table-cell table:number-columns-repeated="1023"/>
        </table:table-row>
        <table:table-row table:style-name="ro1">
          <table:table-cell office:value-type="string">
            <text:p>(running proportion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vey: Proportion estim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= <text:s text:c="4"/>163 <text:s text:c="6"/>Number of obs <text:s text:c="3"/>= <text:s text:c="4"/>158116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2"/>= <text:s/>158116 <text:s text:c="6"/>Population size <text:s/>= <text:s/>400871806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no. obs <text:s/>= <text:s text:c="6"/>2991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Subpop. size <text:s text:c="4"/>= 7955928.74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Design df <text:s text:c="7"/>= <text:s text:c="4"/>15795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0"/>Yes: V4467 = Yes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No: V4467 = No</text:p>
          </table:table-cell>
          <table:table-cell table:number-columns-repeated="1023"/>
        </table:table-row>
        <table:table-row table:style-name="ro1">
          <table:table-cell office:value-type="string">
            <text:p><text:s text:c="6"/>_prop_3: V4467 = Dont know</text:p>
          </table:table-cell>
          <table:table-cell table:number-columns-repeated="1023"/>
        </table:table-row>
        <table:table-row table:style-name="ro1">
          <table:table-cell office:value-type="string">
            <text:p><text:s text:c="6"/>Residue: V4467 = Resid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2"/>1: sex = 1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2: sex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| <text:s text:c="12"/>Linearized</text:p>
          </table:table-cell>
          <table:table-cell table:number-columns-repeated="1023"/>
        </table:table-row>
        <table:table-row table:style-name="ro1">
          <table:table-cell office:value-type="string">
            <text:p><text:s text:c="8"/>Over | Proportion <text:s text:c="2"/>Std. Err. <text:s text:c="4"/>[95% Conf. Interval]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Yes <text:s text:c="9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1196055 <text:s text:c="2"/>.0178222 <text:s text:c="5"/>.0846742 <text:s text:c="3"/>.1545367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1993462 <text:s text:c="2"/>.0084813 <text:s text:c="5"/>.1827231 <text:s text:c="3"/>.2159694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No <text:s text:c="10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8782022 <text:s text:c="2"/>.0179192 <text:s text:c="6"/>.843081 <text:s text:c="3"/>.9133234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7929916 <text:s text:c="3"/>.008609 <text:s text:c="5"/>.7761182 <text:s text:c="3"/>.8098649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_prop_3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2"/>.0021923 <text:s text:c="2"/>.0021905 <text:s text:c="5"/>-.002101 <text:s text:c="3"/>.0064856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0035651 <text:s text:c="2"/>.0013518 <text:s text:c="5"/>.0009156 <text:s text:c="3"/>.0062146</text:p>
          </table:table-cell>
          <table:table-cell table:number-columns-repeated="1023"/>
        </table:table-row>
        <table:table-row table:style-name="ro1">
          <table:table-cell office:value-type="string">
            <text:p>-------------+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Residue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1 | <text:s text:c="9"/>. <text:s/>(no observations)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2 | <text:s text:c="2"/>.0040971 <text:s text:c="2"/>.0013277 <text:s text:c="5"/>.0014948 <text:s text:c="3"/>.0066993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Note: 1 stratum omitted because it contains no subpopulation</text:p>
          </table:table-cell>
          <table:table-cell table:number-columns-repeated="1023"/>
        </table:table-row>
        <table:table-row table:style-name="ro1">
          <table:table-cell office:value-type="string">
            <text:p><text:s text:c="6"/>member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</text:p>
          </table:table-cell>
          <table:table-cell table:number-columns-repeated="1023"/>
        </table:table-row>
        <table:table-row table:style-name="ro1" table:number-rows-repeated="10480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CVS setup" table:style-name="ta3" table:print="false">
        <table:table-column table:style-name="co9" table:default-cell-style-name="ce2"/>
        <table:table-column table:style-name="co10" table:default-cell-style-name="ce2"/>
        <table:table-column table:style-name="co5" table:number-columns-repeated="1022" table:default-cell-style-name="ce2"/>
        <table:table-row table:style-name="ro1">
          <table:table-cell office:value-type="string">
            <text:p>Dataset setup for NCVS, 1992-20054, agency help for victims of domestic violence</text:p>
          </table:table-cell>
          <table:table-cell office:value-type="string">
            <text:p>Repository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acrosswalls.org/datasets/</text:p>
          </table:table-cell>
          <table:table-cell table:number-columns-repeated="1022"/>
        </table:table-row>
        <table:table-row table:style-name="ro1">
          <table:table-cell office:value-type="string">
            <text:p>Source dataset:</text:p>
          </table:table-cell>
          <table:table-cell office:value-type="string">
            <text:p>Version: 1.0</text:p>
          </table:table-cell>
          <table:table-cell table:number-columns-repeated="1022"/>
        </table:table-row>
        <table:table-row table:style-name="ro1">
          <table:table-cell office:value-type="string">
            <text:p>United States Department of Justice. Bureau of Justice Statistics.</text:p>
          </table:table-cell>
          <table:table-cell table:number-columns-repeated="1023"/>
        </table:table-row>
        <table:table-row table:style-name="ro1">
          <table:table-cell office:value-type="string">
            <text:p>National Crime Victimization Survey, 1992-2005: Concatenated</text:p>
          </table:table-cell>
          <table:table-cell table:number-columns-repeated="1023"/>
        </table:table-row>
        <table:table-row table:style-name="ro1">
          <table:table-cell office:value-type="string">
            <text:p>Incident-Level Files. ICPSR04699-v3. Ann Arbor, MI: Inter-university</text:p>
          </table:table-cell>
          <table:table-cell table:number-columns-repeated="1023"/>
        </table:table-row>
        <table:table-row table:style-name="ro1">
          <table:table-cell office:value-type="string">
            <text:p>Consortium for Political and Social Research [distributor], 2008-12-16.</text:p>
          </table:table-cell>
          <table:table-cell table:number-columns-repeated="1023"/>
        </table:table-row>
        <table:table-row table:style-name="ro1">
          <table:table-cell office:value-type="string">
            <text:p>doi:10.3886/ICPSR04699.v3</text:p>
          </table:table-cell>
          <table:table-cell table:number-columns-repeated="1023"/>
        </table:table-row>
        <table:table-row table:style-name="ro1">
          <table:table-cell office:value-type="string">
            <text:p>www.icpsr.umich.edu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ataset processing:</text:p>
          </table:table-cell>
          <table:table-cell table:number-columns-repeated="1023"/>
        </table:table-row>
        <table:table-row table:style-name="ro1">
          <table:table-cell office:value-type="string">
            <text:p>svyset [pweight=WGTVICDY], strata(V2117) <text:s/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gen sex=V3018</text:p>
          </table:table-cell>
          <table:table-cell table:number-columns-repeated="1023"/>
        </table:table-row>
        <table:table-row table:style-name="ro1">
          <table:table-cell office:value-type="string">
            <text:p>gen age=V301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/* single offender perpetrator categorization */</text:p>
          </table:table-cell>
          <table:table-cell table:number-columns-repeated="1023"/>
        </table:table-row>
        <table:table-row table:style-name="ro1">
          <table:table-cell office:value-type="string">
            <text:p>gen sopc=5 // not specified</text:p>
          </table:table-cell>
          <table:table-cell table:number-columns-repeated="1023"/>
        </table:table-row>
        <table:table-row table:style-name="ro1">
          <table:table-cell office:value-type="string">
            <text:p>replace sopc=4 if (V4241&gt;1 &amp; V4241&lt;9) | (V4241==1 &amp; V4243==1) // stranger or known by sight only</text:p>
          </table:table-cell>
          <table:table-cell table:number-columns-repeated="1023"/>
        </table:table-row>
        <table:table-row table:style-name="ro1">
          <table:table-cell office:value-type="string">
            <text:p>replace sopc=1 if V4245==1 | V4245==2 | V4245==7 <text:s/>// ipv</text:p>
          </table:table-cell>
          <table:table-cell table:number-columns-repeated="1023"/>
        </table:table-row>
        <table:table-row table:style-name="ro1">
          <table:table-cell office:value-type="string">
            <text:p>replace sopc=2 if (V4245&gt;=3 &amp; V4245&lt;=6) | V4245==9 <text:s/>// dv not included in ipv</text:p>
          </table:table-cell>
          <table:table-cell table:number-columns-repeated="1023"/>
        </table:table-row>
        <table:table-row table:style-name="ro1">
          <table:table-cell office:value-type="string">
            <text:p>replace sopc=3 if <text:s/>V4245==8 | (V4245&gt;=10 &amp; V4245&lt;=98) <text:s/>// friends or acquintance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/* multiple offenders perpetrator categorization */</text:p>
          </table:table-cell>
          <table:table-cell table:number-columns-repeated="1023"/>
        </table:table-row>
        <table:table-row table:style-name="ro1">
          <table:table-cell office:value-type="string">
            <text:p>gen mosg=(V4256&gt;2 &amp; V4256&lt;9) | ((V4256==1 | V4256==2) &amp; V4259==1)</text:p>
          </table:table-cell>
          <table:table-cell table:number-columns-repeated="1023"/>
        </table:table-row>
        <table:table-row table:style-name="ro1">
          <table:table-cell office:value-type="string">
            <text:p>gen moip=(V4265==1) + (V4266==1) + (V4271==1)</text:p>
          </table:table-cell>
          <table:table-cell table:number-columns-repeated="1023"/>
        </table:table-row>
        <table:table-row table:style-name="ro1">
          <table:table-cell office:value-type="string">
            <text:p>gen modvo=(V4267==1) + (V4268==1) +(V4269==1) + (V4270==1)+(V4273==1)</text:p>
          </table:table-cell>
          <table:table-cell table:number-columns-repeated="1023"/>
        </table:table-row>
        <table:table-row table:style-name="ro1">
          <table:table-cell office:value-type="string">
            <text:p>gen mofa=(V4272==1)+(V4274==1)+(V4275==1)+(V4276==1)+(V4277==1)+(V4277A==1)+ ///</text:p>
          </table:table-cell>
          <table:table-cell table:number-columns-repeated="1023"/>
        </table:table-row>
        <table:table-row table:style-name="ro1">
          <table:table-cell office:value-type="string">
            <text:p>(V4277B==1)+(V4277C==1)+(V4277D==1)+(V4278==8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en motot=moip+modvo+mofa+mosg</text:p>
          </table:table-cell>
          <table:table-cell table:number-columns-repeated="1023"/>
        </table:table-row>
        <table:table-row table:style-name="ro1">
          <table:table-cell office:value-type="string">
            <text:p>replace motot=. if motot==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/* for correctly coded incidents , if motot&gt;0, then sopc==5 */</text:p>
          </table:table-cell>
          <table:table-cell table:number-columns-repeated="1023"/>
        </table:table-row>
        <table:table-row table:style-name="ro1">
          <table:table-cell office:value-type="string">
            <text:p>/* in case of data discrepancy, the definitions below use sopc data */</text:p>
          </table:table-cell>
          <table:table-cell table:number-columns-repeated="1023"/>
        </table:table-row>
        <table:table-row table:style-name="ro1">
          <table:table-cell office:value-type="string">
            <text:p>gen allip=(sopc==1)</text:p>
          </table:table-cell>
          <table:table-cell table:number-columns-repeated="1023"/>
        </table:table-row>
        <table:table-row table:style-name="ro1">
          <table:table-cell office:value-type="string">
            <text:p>replace allip=moip/motot if moip!=. &amp; motot!=. &amp; sopc==5</text:p>
          </table:table-cell>
          <table:table-cell table:number-columns-repeated="1023"/>
        </table:table-row>
        <table:table-row table:style-name="ro1">
          <table:table-cell office:value-type="string">
            <text:p>gen alldvo=(sopc==2) <text:s text:c="49"/>// only dv not included in ipv</text:p>
          </table:table-cell>
          <table:table-cell table:number-columns-repeated="1023"/>
        </table:table-row>
        <table:table-row table:style-name="ro1">
          <table:table-cell office:value-type="string">
            <text:p>replace alldvo=modvo/motot if modv!=. &amp; motot!=. &amp; sopc==5</text:p>
          </table:table-cell>
          <table:table-cell table:number-columns-repeated="1023"/>
        </table:table-row>
        <table:table-row table:style-name="ro1">
          <table:table-cell office:value-type="string">
            <text:p>gen allfa=(sopc==3)</text:p>
          </table:table-cell>
          <table:table-cell table:number-columns-repeated="1023"/>
        </table:table-row>
        <table:table-row table:style-name="ro1">
          <table:table-cell office:value-type="string">
            <text:p>replace allfa=mofa/motot if mofa!=. &amp; motot!=. &amp; sopc==5</text:p>
          </table:table-cell>
          <table:table-cell table:number-columns-repeated="1023"/>
        </table:table-row>
        <table:table-row table:style-name="ro1">
          <table:table-cell office:value-type="string">
            <text:p>gen allsg=(sopc==4)</text:p>
          </table:table-cell>
          <table:table-cell table:number-columns-repeated="1023"/>
        </table:table-row>
        <table:table-row table:style-name="ro1">
          <table:table-cell office:value-type="string">
            <text:p>replace allsg=mosg/motot if mosg!=. &amp; motot!=. &amp; sopc==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en helped=V4467==1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serious violence" table:style-name="ta4" table:print="false">
        <table:table-column table:style-name="co11" table:number-columns-repeated="1024" table:default-cell-style-name="Excel_20_Built-in_20_Normal"/>
        <table:table-row table:style-name="ro8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8">
          <table:table-cell office:value-type="string">
            <text:p>Filename: uvsavsvc9309a01.csv</text:p>
          </table:table-cell>
          <table:table-cell table:number-columns-repeated="1023"/>
        </table:table-row>
        <table:table-row table:style-name="ro8">
          <table:table-cell office:value-type="string">
            <text:p>Appendix table 1. Serious violent crime victims who received direct assistance from victim service agencies, by crime and victim characteristics and whether victimiztion was reported to police, 2000-2009</text:p>
          </table:table-cell>
          <table:table-cell table:number-columns-repeated="1023"/>
        </table:table-row>
        <table:table-row table:style-name="ro8">
          <table:table-cell table:style-name="ce19" office:value-type="string">
            <text:p>Report title: Use of Victim Service Agencies by Victims of Serious Violent Crime, 1993-2009 NCJ 234212</text:p>
          </table:table-cell>
          <table:table-cell table:number-columns-repeated="1023"/>
        </table:table-row>
        <table:table-row table:style-name="ro8">
          <table:table-cell office:value-type="string">
            <text:p>Data source: National Crime Victimization Survey, 1993-2009</text:p>
          </table:table-cell>
          <table:table-cell table:number-columns-repeated="1023"/>
        </table:table-row>
        <table:table-row table:style-name="ro8">
          <table:table-cell office:value-type="string">
            <text:p>Author: Lynn Langton</text:p>
          </table:table-cell>
          <table:table-cell table:number-columns-repeated="1023"/>
        </table:table-row>
        <table:table-row table:style-name="ro8">
          <table:table-cell office:value-type="string">
            <text:p>Refer questions to: askbjs@usdoj.gov 202-307-0765</text:p>
          </table:table-cell>
          <table:table-cell table:number-columns-repeated="1023"/>
        </table:table-row>
        <table:table-row table:style-name="ro8">
          <table:table-cell office:value-type="string">
            <text:p>Date of version: 08/04/11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Appendix table 1. Serious violent crime victims who received direct assistance from victim service agencies, by crime and victim characteristics and whether victimiztion was reported to police, 2000-2009</text:p>
          </table:table-cell>
          <table:table-cell table:number-columns-repeated="1023"/>
        </table:table-row>
        <table:table-row table:style-name="ro8">
          <table:table-cell table:number-columns-repeated="2"/>
          <table:table-cell office:value-type="string">
            <text:p>Victimization was reported to police </text:p>
          </table:table-cell>
          <table:table-cell table:number-columns-repeated="2"/>
          <table:table-cell office:value-type="string">
            <text:p>Victimization was not reported to police</text:p>
          </table:table-cell>
          <table:table-cell table:number-columns-repeated="1018"/>
        </table:table-row>
        <table:table-row table:style-name="ro8">
          <table:table-cell office:value-type="string">
            <text:p>Crime and victim characteristics</text:p>
          </table:table-cell>
          <table:table-cell/>
          <table:table-cell office:value-type="string">
            <text:p>Number of victimizations</text:p>
          </table:table-cell>
          <table:table-cell table:style-name="ce20" office:value-type="string">
            <text:p>Percent of victims who received assistance </text:p>
          </table:table-cell>
          <table:table-cell/>
          <table:table-cell office:value-type="string">
            <text:p>Number of victimizations</text:p>
          </table:table-cell>
          <table:table-cell table:style-name="ce20" office:value-type="string">
            <text:p>Percent of victims who received assistance </text:p>
          </table:table-cell>
          <table:table-cell table:number-columns-repeated="1017"/>
        </table:table-row>
        <table:table-row table:style-name="ro8">
          <table:table-cell office:value-type="string">
            <text:p>All</text:p>
          </table:table-cell>
          <table:table-cell/>
          <table:table-cell office:value-type="float" office:value="11191400">
            <text:p>11191400</text:p>
          </table:table-cell>
          <table:table-cell office:value-type="float" office:value="14">
            <text:p>14</text:p>
          </table:table-cell>
          <table:table-cell office:value-type="string">
            <text:p>%</text:p>
          </table:table-cell>
          <table:table-cell office:value-type="float" office:value="7930900">
            <text:p>7930900</text:p>
          </table:table-cell>
          <table:table-cell office:value-type="float" office:value="4">
            <text:p>4</text:p>
          </table:table-cell>
          <table:table-cell office:value-type="string">
            <text:p>%</text:p>
          </table:table-cell>
          <table:table-cell table:number-columns-repeated="1016"/>
        </table:table-row>
        <table:table-row table:style-name="ro8">
          <table:table-cell office:value-type="string">
            <text:p>Type of crime</text:p>
          </table:table-cell>
          <table:table-cell table:number-columns-repeated="1023"/>
        </table:table-row>
        <table:table-row table:style-name="ro8">
          <table:table-cell/>
          <table:table-cell office:value-type="string">
            <text:p>Rape/sexual assault</text:p>
          </table:table-cell>
          <table:table-cell office:value-type="float" office:value="990400">
            <text:p>990400</text:p>
          </table:table-cell>
          <table:table-cell office:value-type="float" office:value="37">
            <text:p>37</text:p>
          </table:table-cell>
          <table:table-cell office:value-type="string">
            <text:p>%</text:p>
          </table:table-cell>
          <table:table-cell office:value-type="float" office:value="1318200">
            <text:p>1318200</text:p>
          </table:table-cell>
          <table:table-cell office:value-type="float" office:value="9">
            <text:p>9</text:p>
          </table:table-cell>
          <table:table-cell office:value-type="string">
            <text:p>%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Robbery</text:p>
          </table:table-cell>
          <table:table-cell office:value-type="float" office:value="3725800">
            <text:p>3725800</text:p>
          </table:table-cell>
          <table:table-cell office:value-type="float" office:value="11">
            <text:p>11</text:p>
          </table:table-cell>
          <table:table-cell/>
          <table:table-cell office:value-type="float" office:value="2407300">
            <text:p>240730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Aggravated assault</text:p>
          </table:table-cell>
          <table:table-cell office:value-type="float" office:value="6475300">
            <text:p>6475300</text:p>
          </table:table-cell>
          <table:table-cell office:value-type="float" office:value="12">
            <text:p>12</text:p>
          </table:table-cell>
          <table:table-cell/>
          <table:table-cell office:value-type="float" office:value="4205400">
            <text:p>420540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8">
          <table:table-cell office:value-type="string">
            <text:p>Victim- offender relationship</text:p>
          </table:table-cell>
          <table:table-cell table:number-columns-repeated="1023"/>
        </table:table-row>
        <table:table-row table:style-name="ro8">
          <table:table-cell/>
          <table:table-cell office:value-type="string">
            <text:p>Intimates</text:p>
          </table:table-cell>
          <table:table-cell office:value-type="float" office:value="1234600">
            <text:p>1234600</text:p>
          </table:table-cell>
          <table:table-cell office:value-type="float" office:value="29">
            <text:p>29</text:p>
          </table:table-cell>
          <table:table-cell office:value-type="string">
            <text:p>%</text:p>
          </table:table-cell>
          <table:table-cell office:value-type="float" office:value="812700">
            <text:p>812700</text:p>
          </table:table-cell>
          <table:table-cell office:value-type="float" office:value="15">
            <text:p>15</text:p>
          </table:table-cell>
          <table:table-cell office:value-type="string">
            <text:p>%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Nonintimates</text:p>
          </table:table-cell>
          <table:table-cell office:value-type="float" office:value="9956800">
            <text:p>9956800</text:p>
          </table:table-cell>
          <table:table-cell office:value-type="float" office:value="12">
            <text:p>12</text:p>
          </table:table-cell>
          <table:table-cell/>
          <table:table-cell office:value-type="float" office:value="7118300">
            <text:p>711830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8">
          <table:table-cell office:value-type="string">
            <text:p>Sex</text:p>
          </table:table-cell>
          <table:table-cell table:number-columns-repeated="1023"/>
        </table:table-row>
        <table:table-row table:style-name="ro8">
          <table:table-cell/>
          <table:table-cell table:style-name="ce20" office:value-type="string">
            <text:p>Male</text:p>
          </table:table-cell>
          <table:table-cell office:value-type="float" office:value="6053800">
            <text:p>6053800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%</text:p>
          </table:table-cell>
          <table:table-cell office:value-type="float" office:value="4778400">
            <text:p>4778400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%</text:p>
          </table:table-cell>
          <table:table-cell table:number-columns-repeated="1016"/>
        </table:table-row>
        <table:table-row table:style-name="ro8">
          <table:table-cell/>
          <table:table-cell table:style-name="ce20" office:value-type="string">
            <text:p>Female</text:p>
          </table:table-cell>
          <table:table-cell office:value-type="float" office:value="5137600">
            <text:p>5137600</text:p>
          </table:table-cell>
          <table:table-cell table:style-name="ce20" office:value-type="float" office:value="20">
            <text:p>20</text:p>
          </table:table-cell>
          <table:table-cell/>
          <table:table-cell office:value-type="float" office:value="3152500">
            <text:p>3152500</text:p>
          </table:table-cell>
          <table:table-cell table:style-name="ce20" office:value-type="float" office:value="7">
            <text:p>7</text:p>
          </table:table-cell>
          <table:table-cell table:number-columns-repeated="1017"/>
        </table:table-row>
        <table:table-row table:style-name="ro8">
          <table:table-cell office:value-type="string">
            <text:p>Age</text:p>
          </table:table-cell>
          <table:table-cell table:number-columns-repeated="1023"/>
        </table:table-row>
        <table:table-row table:style-name="ro8">
          <table:table-cell/>
          <table:table-cell office:value-type="string">
            <text:p>Under 18</text:p>
          </table:table-cell>
          <table:table-cell office:value-type="float" office:value="1577000">
            <text:p>1577000</text:p>
          </table:table-cell>
          <table:table-cell office:value-type="float" office:value="14">
            <text:p>14</text:p>
          </table:table-cell>
          <table:table-cell office:value-type="string">
            <text:p>%</text:p>
          </table:table-cell>
          <table:table-cell office:value-type="float" office:value="1972500">
            <text:p>1972500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18-34</text:p>
          </table:table-cell>
          <table:table-cell office:value-type="float" office:value="5275900">
            <text:p>5275900</text:p>
          </table:table-cell>
          <table:table-cell office:value-type="float" office:value="13">
            <text:p>13</text:p>
          </table:table-cell>
          <table:table-cell/>
          <table:table-cell office:value-type="float" office:value="3705300">
            <text:p>370530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35 or older</text:p>
          </table:table-cell>
          <table:table-cell office:value-type="float" office:value="4338500">
            <text:p>4338500</text:p>
          </table:table-cell>
          <table:table-cell office:value-type="float" office:value="15">
            <text:p>15</text:p>
          </table:table-cell>
          <table:table-cell/>
          <table:table-cell office:value-type="float" office:value="2253100">
            <text:p>225310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8">
          <table:table-cell office:value-type="string">
            <text:p>Race/Hispanic origin</text:p>
          </table:table-cell>
          <table:table-cell table:number-columns-repeated="1023"/>
        </table:table-row>
        <table:table-row table:style-name="ro8">
          <table:table-cell/>
          <table:table-cell office:value-type="string">
            <text:p>White*</text:p>
          </table:table-cell>
          <table:table-cell office:value-type="float" office:value="6692500">
            <text:p>6692500</text:p>
          </table:table-cell>
          <table:table-cell office:value-type="float" office:value="15">
            <text:p>15</text:p>
          </table:table-cell>
          <table:table-cell office:value-type="string">
            <text:p>%</text:p>
          </table:table-cell>
          <table:table-cell office:value-type="float" office:value="4880700">
            <text:p>4880700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Black* </text:p>
          </table:table-cell>
          <table:table-cell office:value-type="float" office:value="2315900">
            <text:p>2315900</text:p>
          </table:table-cell>
          <table:table-cell office:value-type="float" office:value="14">
            <text:p>14</text:p>
          </table:table-cell>
          <table:table-cell/>
          <table:table-cell office:value-type="float" office:value="1452600">
            <text:p>1452600</text:p>
          </table:table-cell>
          <table:table-cell office:value-type="float" office:value="2">
            <text:p>2</text:p>
          </table:table-cell>
          <table:table-cell office:value-type="string">
            <text:p>!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Hispanic</text:p>
          </table:table-cell>
          <table:table-cell office:value-type="float" office:value="1642500">
            <text:p>1642500</text:p>
          </table:table-cell>
          <table:table-cell office:value-type="float" office:value="10">
            <text:p>10</text:p>
          </table:table-cell>
          <table:table-cell/>
          <table:table-cell office:value-type="float" office:value="1176900">
            <text:p>1176900</text:p>
          </table:table-cell>
          <table:table-cell office:value-type="float" office:value="1">
            <text:p>1</text:p>
          </table:table-cell>
          <table:table-cell office:value-type="string">
            <text:p>!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American Indian/Alaska native*</text:p>
          </table:table-cell>
          <table:table-cell office:value-type="float" office:value="125500">
            <text:p>125500</text:p>
          </table:table-cell>
          <table:table-cell office:value-type="float" office:value="17">
            <text:p>17</text:p>
          </table:table-cell>
          <table:table-cell office:value-type="string">
            <text:p>!</text:p>
          </table:table-cell>
          <table:table-cell office:value-type="float" office:value="95500">
            <text:p>95500</text:p>
          </table:table-cell>
          <table:table-cell office:value-type="float" office:value="7">
            <text:p>7</text:p>
          </table:table-cell>
          <table:table-cell office:value-type="string">
            <text:p>!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Asian/Hawaiian/Pacific Islander*</text:p>
          </table:table-cell>
          <table:table-cell office:value-type="float" office:value="276900">
            <text:p>276900</text:p>
          </table:table-cell>
          <table:table-cell office:value-type="float" office:value="7">
            <text:p>7</text:p>
          </table:table-cell>
          <table:table-cell office:value-type="string">
            <text:p>!</text:p>
          </table:table-cell>
          <table:table-cell office:value-type="float" office:value="149400">
            <text:p>149400</text:p>
          </table:table-cell>
          <table:table-cell office:value-type="float" office:value="5">
            <text:p>5</text:p>
          </table:table-cell>
          <table:table-cell office:value-type="string">
            <text:p>!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Two or more races</text:p>
          </table:table-cell>
          <table:table-cell office:value-type="float" office:value="138200">
            <text:p>138200</text:p>
          </table:table-cell>
          <table:table-cell office:value-type="float" office:value="24">
            <text:p>24</text:p>
          </table:table-cell>
          <table:table-cell/>
          <table:table-cell office:value-type="float" office:value="175700">
            <text:p>175700</text:p>
          </table:table-cell>
          <table:table-cell office:value-type="float" office:value="11">
            <text:p>11</text:p>
          </table:table-cell>
          <table:table-cell office:value-type="string">
            <text:p>!</text:p>
          </table:table-cell>
          <table:table-cell table:number-columns-repeated="1016"/>
        </table:table-row>
        <table:table-row table:style-name="ro8">
          <table:table-cell office:value-type="string">
            <text:p>Location of residence</text:p>
          </table:table-cell>
          <table:table-cell table:number-columns-repeated="1023"/>
        </table:table-row>
        <table:table-row table:style-name="ro8">
          <table:table-cell/>
          <table:table-cell office:value-type="string">
            <text:p>Urban</text:p>
          </table:table-cell>
          <table:table-cell office:value-type="float" office:value="4939300">
            <text:p>4939300</text:p>
          </table:table-cell>
          <table:table-cell office:value-type="float" office:value="12">
            <text:p>12</text:p>
          </table:table-cell>
          <table:table-cell office:value-type="string">
            <text:p>%</text:p>
          </table:table-cell>
          <table:table-cell office:value-type="float" office:value="3412700">
            <text:p>3412700</text:p>
          </table:table-cell>
          <table:table-cell office:value-type="float" office:value="4">
            <text:p>4</text:p>
          </table:table-cell>
          <table:table-cell office:value-type="string">
            <text:p>%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Suburban</text:p>
          </table:table-cell>
          <table:table-cell office:value-type="float" office:value="4763800">
            <text:p>4763800</text:p>
          </table:table-cell>
          <table:table-cell office:value-type="float" office:value="15">
            <text:p>15</text:p>
          </table:table-cell>
          <table:table-cell/>
          <table:table-cell office:value-type="float" office:value="3364100">
            <text:p>336410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Rural</text:p>
          </table:table-cell>
          <table:table-cell office:value-type="float" office:value="1488300">
            <text:p>1488300</text:p>
          </table:table-cell>
          <table:table-cell office:value-type="float" office:value="18">
            <text:p>18</text:p>
          </table:table-cell>
          <table:table-cell/>
          <table:table-cell office:value-type="float" office:value="1154100">
            <text:p>115410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8">
          <table:table-cell office:value-type="string">
            <text:p>Household income</text:p>
          </table:table-cell>
          <table:table-cell table:number-columns-repeated="1023"/>
        </table:table-row>
        <table:table-row table:style-name="ro8">
          <table:table-cell/>
          <table:table-cell office:value-type="string">
            <text:p>Less than $25,000 <text:s/></text:p>
          </table:table-cell>
          <table:table-cell office:value-type="float" office:value="3616600">
            <text:p>3616600</text:p>
          </table:table-cell>
          <table:table-cell office:value-type="float" office:value="15">
            <text:p>15</text:p>
          </table:table-cell>
          <table:table-cell office:value-type="string">
            <text:p>%</text:p>
          </table:table-cell>
          <table:table-cell office:value-type="float" office:value="2666800">
            <text:p>2666800</text:p>
          </table:table-cell>
          <table:table-cell office:value-type="float" office:value="4">
            <text:p>4</text:p>
          </table:table-cell>
          <table:table-cell office:value-type="string">
            <text:p>%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$25,000 - $49,999</text:p>
          </table:table-cell>
          <table:table-cell office:value-type="float" office:value="2742200">
            <text:p>2742200</text:p>
          </table:table-cell>
          <table:table-cell office:value-type="float" office:value="13">
            <text:p>13</text:p>
          </table:table-cell>
          <table:table-cell/>
          <table:table-cell office:value-type="float" office:value="1807200">
            <text:p>180720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$50,000 or more</text:p>
          </table:table-cell>
          <table:table-cell office:value-type="float" office:value="2630500">
            <text:p>2630500</text:p>
          </table:table-cell>
          <table:table-cell office:value-type="float" office:value="14">
            <text:p>14</text:p>
          </table:table-cell>
          <table:table-cell/>
          <table:table-cell office:value-type="float" office:value="1975400">
            <text:p>197540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unknown</text:p>
          </table:table-cell>
          <table:table-cell office:value-type="float" office:value="2202100">
            <text:p>2202100</text:p>
          </table:table-cell>
          <table:table-cell office:value-type="float" office:value="13">
            <text:p>13</text:p>
          </table:table-cell>
          <table:table-cell/>
          <table:table-cell office:value-type="float" office:value="1481500">
            <text:p>148150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8">
          <table:table-cell office:value-type="string">
            <text:p>Note: Numbers rounded to the nearest hundred. See appendix table 2 for standard errors. </text:p>
          </table:table-cell>
          <table:table-cell table:number-columns-repeated="1023"/>
        </table:table-row>
        <table:table-row table:style-name="ro8">
          <table:table-cell office:value-type="string">
            <text:p>*Excludes persons of Hispanic/Latino origin.</text:p>
          </table:table-cell>
          <table:table-cell table:number-columns-repeated="1023"/>
        </table:table-row>
        <table:table-row table:style-name="ro8">
          <table:table-cell office:value-type="string">
            <text:p>! Interpret data with caution; estimate based on 10 or fewer cases or coeffiecient of variation is greater than 50%.</text:p>
          </table:table-cell>
          <table:table-cell table:number-columns-repeated="1023"/>
        </table:table-row>
        <table:table-row table:style-name="ro8" table:number-rows-repeated="1048529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7">
      <number:number number:decimal-places="1" number:min-integer-digits="1"/>
      <number:text>%</number:text>
    </number:percentage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Comma" style:display-name="Excel Built-in Comma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3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ctims_20_helped_20_summary" style:display-name="PageStyle_victims helped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ctims_20_helped_20_detail" style:display-name="PageStyle_victims helped det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CVS_20_setup" style:display-name="PageStyle_NCVS 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serious_20_violence" style:display-name="PageStyle_all serious violenc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833" meta:object-count="0"/>
    <meta:generator>OpenOffice/4.1.1$Win32 OpenOffice.org_project/411m6$Build-9775</meta:generator>
  </office:meta>
</office:document-meta>
</file>